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fo:background-color="#729FC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" style:family="table-cell" style:parent-style-name="Default" style:data-style-name="N36">
      <style:table-cell-properties fo:border-top="none" fo:border-bottom="none" fo:border-left="thin solid #000000" fo:border-right="thin solid #000000" fo:background-color="#B4C7DC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36">
      <style:table-cell-properties fo:background-color="#B4C7DC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 fo:background-color="#DEE6EF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B4C7DC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B4C7DC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EE6EF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Default" style:data-style-name="N22">
      <style:table-cell-properties fo:border="thin solid #000000" style:vertical-align="middle" fo:background-color="#729FC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5.344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jercicio_1" table:style-name="ta1">
        <table:table-column table:style-name="co1" table:number-columns-repeated="16384" table:default-cell-style-name="ce10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nasta Indigencia</text:p>
          </table:table-cell>
          <table:table-cell office:value-type="string" table:style-name="ce1">
            <text:p>Canasta Pobrez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16</text:p>
          </table:table-cell>
          <table:table-cell office:value-type="float" office:value="1666.48" table:style-name="ce3">
            <text:p>1666,48</text:p>
          </table:table-cell>
          <table:table-cell office:value-type="float" office:value="4033.76" table:style-name="ce3">
            <text:p>4033,7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ero 2017</text:p>
          </table:table-cell>
          <table:table-cell office:value-type="float" office:value="1789.15" table:style-name="ce3">
            <text:p>1789,15</text:p>
          </table:table-cell>
          <table:table-cell office:value-type="float" office:value="4311.8500000000004" table:style-name="ce3">
            <text:p>4311,8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Julio 2017</text:p>
          </table:table-cell>
          <table:table-cell office:value-type="float" office:value="1984.64" table:style-name="ce3">
            <text:p>1984,64</text:p>
          </table:table-cell>
          <table:table-cell office:value-type="float" office:value="4862.37" table:style-name="ce3">
            <text:p>4862,3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ero 2018</text:p>
          </table:table-cell>
          <table:table-cell office:value-type="float" office:value="2197.2600000000002" table:style-name="ce3">
            <text:p>2197,26</text:p>
          </table:table-cell>
          <table:table-cell office:value-type="float" office:value="5493.15" table:style-name="ce3">
            <text:p>5493,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18</text:p>
          </table:table-cell>
          <table:table-cell office:value-type="float" office:value="2627.37" table:style-name="ce3">
            <text:p>2627,37</text:p>
          </table:table-cell>
          <table:table-cell office:value-type="float" office:value="6515.88" table:style-name="ce3">
            <text:p>6515,8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ero 2019</text:p>
          </table:table-cell>
          <table:table-cell office:value-type="float" office:value="3423.03" table:style-name="ce3">
            <text:p>3423,03</text:p>
          </table:table-cell>
          <table:table-cell office:value-type="float" office:value="8557.58" table:style-name="ce3">
            <text:p>8557,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19</text:p>
          </table:table-cell>
          <table:table-cell office:value-type="float" office:value="4133.91" table:style-name="ce3">
            <text:p>4133,91</text:p>
          </table:table-cell>
          <table:table-cell office:value-type="float" office:value="10334.77" table:style-name="ce3">
            <text:p>10334,7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ero 2020</text:p>
          </table:table-cell>
          <table:table-cell office:value-type="float" office:value="5332.94" table:style-name="ce3">
            <text:p>5332,94</text:p>
          </table:table-cell>
          <table:table-cell office:value-type="float" office:value="13065.7" table:style-name="ce3">
            <text:p>13065,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20</text:p>
          </table:table-cell>
          <table:table-cell office:value-type="float" office:value="5929.29" table:style-name="ce3">
            <text:p>5929,29</text:p>
          </table:table-cell>
          <table:table-cell office:value-type="float" office:value="14408.17" table:style-name="ce3">
            <text:p>14408,1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ero 2021</text:p>
          </table:table-cell>
          <table:table-cell office:value-type="float" office:value="7677.09" table:style-name="ce3">
            <text:p>7677,09</text:p>
          </table:table-cell>
          <table:table-cell office:value-type="float" office:value="18271.47" table:style-name="ce3">
            <text:p>18271,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brero 2021</text:p>
          </table:table-cell>
          <table:table-cell office:value-type="float" office:value="7953.14" table:style-name="ce3">
            <text:p>7953,14</text:p>
          </table:table-cell>
          <table:table-cell office:value-type="float" office:value="18769.41" table:style-name="ce3">
            <text:p>18769,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zo 2021</text:p>
          </table:table-cell>
          <table:table-cell office:value-type="float" office:value="8312.33" table:style-name="ce3">
            <text:p>8312,33</text:p>
          </table:table-cell>
          <table:table-cell office:value-type="float" office:value="19700.22" table:style-name="ce3">
            <text:p>19700,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bril 2021</text:p>
          </table:table-cell>
          <table:table-cell office:value-type="float" office:value="8633.31" table:style-name="ce3">
            <text:p>8633,31</text:p>
          </table:table-cell>
          <table:table-cell office:value-type="float" office:value="20374.61" table:style-name="ce3">
            <text:p>20374,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yo 2021</text:p>
          </table:table-cell>
          <table:table-cell office:value-type="float" office:value="8874.89" table:style-name="ce3">
            <text:p>8874,89</text:p>
          </table:table-cell>
          <table:table-cell office:value-type="float" office:value="20855.990000000002" table:style-name="ce3">
            <text:p>20855,99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Junio 2021</text:p>
          </table:table-cell>
          <table:table-cell office:value-type="float" office:value="9195.41" table:style-name="ce8">
            <text:p>9195,41</text:p>
          </table:table-cell>
          <table:table-cell office:value-type="float" office:value="21517.26" table:style-name="ce8">
            <text:p>21517,2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) Base Julio 2018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nasta Indigencia</text:p>
          </table:table-cell>
          <table:table-cell office:value-type="string" table:style-name="ce1">
            <text:p>Canasta Pobrez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16</text:p>
          </table:table-cell>
          <table:table-cell office:value-type="float" office:value="63.42768624137446" table:formula="of:=([.B2]/[.$B$6])*100" table:style-name="ce9">
            <text:p>63,43</text:p>
          </table:table-cell>
          <table:table-cell office:value-type="float" office:value="61.906603559304351" table:formula="of:=([.C2]/[.$C$6])*100" table:style-name="ce9">
            <text:p>61,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ero 2017</text:p>
          </table:table-cell>
          <table:table-cell office:value-type="float" office:value="68.096613723990146" table:formula="of:=([.B3]/[.$B$6])*100" table:style-name="ce9">
            <text:p>68,10</text:p>
          </table:table-cell>
          <table:table-cell office:value-type="float" office:value="66.174484490199333" table:formula="of:=([.C3]/[.$C$6])*100" table:style-name="ce9">
            <text:p>66,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17</text:p>
          </table:table-cell>
          <table:table-cell office:value-type="float" office:value="75.537134092267181" table:formula="of:=([.B4]/[.$B$6])*100" table:style-name="ce9">
            <text:p>75,54</text:p>
          </table:table-cell>
          <table:table-cell office:value-type="float" office:value="74.623381646070825" table:formula="of:=([.C4]/[.$C$6])*100" table:style-name="ce9">
            <text:p>74,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ero 2018</text:p>
          </table:table-cell>
          <table:table-cell office:value-type="float" office:value="83.629637241804559" table:formula="of:=([.B5]/[.$B$6])*100" table:style-name="ce9">
            <text:p>83,63</text:p>
          </table:table-cell>
          <table:table-cell office:value-type="float" office:value="84.304038748411571" table:formula="of:=([.C5]/[.$C$6])*100" table:style-name="ce9">
            <text:p>84,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18</text:p>
          </table:table-cell>
          <table:table-cell office:value-type="float" office:value="100" table:formula="of:=([.B6]/[.$B$6])*100" table:style-name="ce9">
            <text:p>100,00</text:p>
          </table:table-cell>
          <table:table-cell office:value-type="float" office:value="100" table:formula="of:=([.C6]/[.$C$6])*100" table:style-name="ce9">
            <text:p>100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ero 2019</text:p>
          </table:table-cell>
          <table:table-cell office:value-type="float" office:value="130.28351545461814" table:formula="of:=([.B7]/[.$B$6])*100" table:style-name="ce9">
            <text:p>130,28</text:p>
          </table:table-cell>
          <table:table-cell office:value-type="float" office:value="131.3342173275137" table:formula="of:=([.C7]/[.$C$6])*100" table:style-name="ce9">
            <text:p>131,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19</text:p>
          </table:table-cell>
          <table:table-cell office:value-type="float" office:value="157.34022996380409" table:formula="of:=([.B8]/[.$B$6])*100" table:style-name="ce9">
            <text:p>157,34</text:p>
          </table:table-cell>
          <table:table-cell office:value-type="float" office:value="158.608967629852" table:formula="of:=([.C8]/[.$C$6])*100" table:style-name="ce9">
            <text:p>158,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ero 2020</text:p>
          </table:table-cell>
          <table:table-cell office:value-type="float" office:value="202.97636039080908" table:formula="of:=([.B9]/[.$B$6])*100" table:style-name="ce9">
            <text:p>202,98</text:p>
          </table:table-cell>
          <table:table-cell office:value-type="float" office:value="200.52088129308709" table:formula="of:=([.C9]/[.$C$6])*100" table:style-name="ce9">
            <text:p>200,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lio 2020</text:p>
          </table:table-cell>
          <table:table-cell office:value-type="float" office:value="225.67396293632035" table:formula="of:=([.B10]/[.$B$6])*100" table:style-name="ce9">
            <text:p>225,67</text:p>
          </table:table-cell>
          <table:table-cell office:value-type="float" office:value="221.12393107300932" table:formula="of:=([.C10]/[.$C$6])*100" table:style-name="ce9">
            <text:p>221,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ero 2021</text:p>
          </table:table-cell>
          <table:table-cell office:value-type="float" office:value="292.19675949713974" table:formula="of:=([.B11]/[.$B$6])*100" table:style-name="ce9">
            <text:p>292,20</text:p>
          </table:table-cell>
          <table:table-cell office:value-type="float" office:value="280.41446435477633" table:formula="of:=([.C11]/[.$C$6])*100" table:style-name="ce9">
            <text:p>280,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brero 2021</text:p>
          </table:table-cell>
          <table:table-cell office:value-type="float" office:value="302.703463920194" table:formula="of:=([.B12]/[.$B$6])*100" table:style-name="ce9">
            <text:p>302,70</text:p>
          </table:table-cell>
          <table:table-cell office:value-type="float" office:value="288.05640987863495" table:formula="of:=([.C12]/[.$C$6])*100" table:style-name="ce9">
            <text:p>288,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zo 2021</text:p>
          </table:table-cell>
          <table:table-cell office:value-type="float" office:value="316.37454945439737" table:formula="of:=([.B13]/[.$B$6])*100" table:style-name="ce9">
            <text:p>316,37</text:p>
          </table:table-cell>
          <table:table-cell office:value-type="float" office:value="302.34166375071368" table:formula="of:=([.C13]/[.$C$6])*100" table:style-name="ce9">
            <text:p>302,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il 2021</text:p>
          </table:table-cell>
          <table:table-cell office:value-type="float" office:value="328.59132897155712" table:formula="of:=([.B14]/[.$B$6])*100" table:style-name="ce9">
            <text:p>328,59</text:p>
          </table:table-cell>
          <table:table-cell office:value-type="float" office:value="312.69160880801979" table:formula="of:=([.C14]/[.$C$6])*100" table:style-name="ce9">
            <text:p>312,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yo 2021</text:p>
          </table:table-cell>
          <table:table-cell office:value-type="float" office:value="337.78607504843245" table:formula="of:=([.B15]/[.$B$6])*100" table:style-name="ce9">
            <text:p>337,79</text:p>
          </table:table-cell>
          <table:table-cell office:value-type="float" office:value="320.07940600502161" table:formula="of:=([.C15]/[.$C$6])*100" table:style-name="ce9">
            <text:p>320,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nio 2021</text:p>
          </table:table-cell>
          <table:table-cell office:value-type="float" office:value="349.98534656329332" table:formula="of:=([.B16]/[.$B$6])*100" table:style-name="ce9">
            <text:p>349,99</text:p>
          </table:table-cell>
          <table:table-cell office:value-type="float" office:value="330.22799683235417" table:formula="of:=([.C16]/[.$C$6])*100" table:style-name="ce9">
            <text:p>330,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) variación porcentual mensual para los meses febrero y mayo de 2021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nasta Indigencia</text:p>
          </table:table-cell>
          <table:table-cell office:value-type="string" table:style-name="ce1">
            <text:p>Canasta Pobreza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Febrero</text:p>
          </table:table-cell>
          <table:table-cell office:value-type="float" office:value="3.4709561255051486" table:formula="of:=(([.B12]-[.B11])/[.B12])*100" table:style-name="ce9">
            <text:p>3,47</text:p>
          </table:table-cell>
          <table:table-cell office:value-type="float" office:value="2.6529336830512982" table:formula="of:=(([.C12]-[.C11])/[.C12])*100" table:style-name="ce9">
            <text:p>2,6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ayo</text:p>
          </table:table-cell>
          <table:table-cell office:value-type="float" office:value="2.7220619072461738" table:formula="of:=(([.B15]-[.B14])/[.B15])*100" table:style-name="ce9">
            <text:p>2,72</text:p>
          </table:table-cell>
          <table:table-cell office:value-type="float" office:value="2.3081138799932344" table:formula="of:=(([.C15]-[.C14])/[.C15])*100" table:style-name="ce9">
            <text:p>2,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) variación porcentual interanual para los meses de enero de 2019 y enero de 2021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Canasta Indigencia</text:p>
          </table:table-cell>
          <table:table-cell office:value-type="string" table:style-name="ce1">
            <text:p>Canasta Pobreza</text:p>
          </table:table-cell>
          <table:table-cell table:number-columns-repeated="16381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35.809502107781697" table:formula="of:=(([.B7]-[.B5])/[.B7])*100" table:style-name="ce9">
            <text:p>35,81</text:p>
          </table:table-cell>
          <table:table-cell office:value-type="float" office:value="35.80953961283447" table:formula="of:=(([.C7]-[.C5])/[.C7])*100" table:style-name="ce9">
            <text:p>35,81</text:p>
          </table:table-cell>
          <table:table-cell table:number-columns-repeated="16381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30.534356116705684" table:formula="of:=(([.B11]-[.B9])/[.B11])*100" table:style-name="ce9">
            <text:p>30,53</text:p>
          </table:table-cell>
          <table:table-cell office:value-type="float" office:value="28.491248925236995" table:formula="of:=(([.C11]-[.C9])/[.C11])*100" table:style-name="ce9">
            <text:p>28,49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Ejercicio_2" table:style-name="ta2">
        <table:table-column table:style-name="co2" table:number-columns-repeated="16384" table:default-cell-style-name="ce10"/>
        <table:table-row table:style-name="ro1">
          <table:table-cell office:value-type="string" table:style-name="ce1">
            <text:p>Periodo</text:p>
          </table:table-cell>
          <table:table-cell office:value-type="date" office:date-value="2016-12-01T00:00:00" table:style-name="ce11">
            <text:p>dic-16</text:p>
          </table:table-cell>
          <table:table-cell office:value-type="date" office:date-value="2017-01-01T00:00:00" table:style-name="ce11">
            <text:p>ene-17</text:p>
          </table:table-cell>
          <table:table-cell office:value-type="date" office:date-value="2017-02-01T00:00:00" table:style-name="ce11">
            <text:p>feb-17</text:p>
          </table:table-cell>
          <table:table-cell office:value-type="date" office:date-value="2017-03-01T00:00:00" table:style-name="ce11">
            <text:p>mar-17</text:p>
          </table:table-cell>
          <table:table-cell office:value-type="date" office:date-value="2017-04-01T00:00:00" table:style-name="ce11">
            <text:p>abr-17</text:p>
          </table:table-cell>
          <table:table-cell office:value-type="date" office:date-value="2017-05-01T00:00:00" table:style-name="ce11">
            <text:p>may-17</text:p>
          </table:table-cell>
          <table:table-cell office:value-type="date" office:date-value="2017-06-01T00:00:00" table:style-name="ce11">
            <text:p>jun-17</text:p>
          </table:table-cell>
          <table:table-cell office:value-type="date" office:date-value="2017-07-01T00:00:00" table:style-name="ce11">
            <text:p>jul-17</text:p>
          </table:table-cell>
          <table:table-cell office:value-type="date" office:date-value="2017-08-01T00:00:00" table:style-name="ce11">
            <text:p>ago-17</text:p>
          </table:table-cell>
          <table:table-cell office:value-type="date" office:date-value="2017-09-01T00:00:00" table:style-name="ce11">
            <text:p>sep-17</text:p>
          </table:table-cell>
          <table:table-cell office:value-type="date" office:date-value="2017-10-01T00:00:00" table:style-name="ce11">
            <text:p>oct-17</text:p>
          </table:table-cell>
          <table:table-cell office:value-type="date" office:date-value="2017-11-01T00:00:00" table:style-name="ce11">
            <text:p>nov-17</text:p>
          </table:table-cell>
          <table:table-cell office:value-type="date" office:date-value="2017-12-01T00:00:00" table:style-name="ce11">
            <text:p>dic-17</text:p>
          </table:table-cell>
          <table:table-cell office:value-type="date" office:date-value="2018-01-01T00:00:00" table:style-name="ce11">
            <text:p>ene-18</text:p>
          </table:table-cell>
          <table:table-cell office:value-type="date" office:date-value="2018-02-01T00:00:00" table:style-name="ce11">
            <text:p>feb-18</text:p>
          </table:table-cell>
          <table:table-cell office:value-type="date" office:date-value="2018-03-01T00:00:00" table:style-name="ce11">
            <text:p>mar-18</text:p>
          </table:table-cell>
          <table:table-cell office:value-type="date" office:date-value="2018-04-01T00:00:00" table:style-name="ce11">
            <text:p>abr-18</text:p>
          </table:table-cell>
          <table:table-cell office:value-type="date" office:date-value="2018-05-01T00:00:00" table:style-name="ce11">
            <text:p>may-18</text:p>
          </table:table-cell>
          <table:table-cell office:value-type="date" office:date-value="2018-06-01T00:00:00" table:style-name="ce11">
            <text:p>jun-18</text:p>
          </table:table-cell>
          <table:table-cell office:value-type="date" office:date-value="2018-07-01T00:00:00" table:style-name="ce11">
            <text:p>jul-18</text:p>
          </table:table-cell>
          <table:table-cell office:value-type="date" office:date-value="2018-08-01T00:00:00" table:style-name="ce11">
            <text:p>ago-18</text:p>
          </table:table-cell>
          <table:table-cell office:value-type="date" office:date-value="2018-09-01T00:00:00" table:style-name="ce11">
            <text:p>sep-18</text:p>
          </table:table-cell>
          <table:table-cell office:value-type="date" office:date-value="2018-10-01T00:00:00" table:style-name="ce11">
            <text:p>oct-18</text:p>
          </table:table-cell>
          <table:table-cell office:value-type="date" office:date-value="2018-11-01T00:00:00" table:style-name="ce11">
            <text:p>nov-18</text:p>
          </table:table-cell>
          <table:table-cell office:value-type="date" office:date-value="2018-12-01T00:00:00" table:style-name="ce11">
            <text:p>dic-18</text:p>
          </table:table-cell>
          <table:table-cell office:value-type="date" office:date-value="2019-01-01T00:00:00" table:style-name="ce11">
            <text:p>ene-19</text:p>
          </table:table-cell>
          <table:table-cell office:value-type="date" office:date-value="2019-02-01T00:00:00" table:style-name="ce11">
            <text:p>feb-19</text:p>
          </table:table-cell>
          <table:table-cell office:value-type="date" office:date-value="2019-03-01T00:00:00" table:style-name="ce11">
            <text:p>mar-19</text:p>
          </table:table-cell>
          <table:table-cell office:value-type="date" office:date-value="2019-04-01T00:00:00" table:style-name="ce11">
            <text:p>abr-19</text:p>
          </table:table-cell>
          <table:table-cell office:value-type="date" office:date-value="2019-05-01T00:00:00" table:style-name="ce11">
            <text:p>may-19</text:p>
          </table:table-cell>
          <table:table-cell office:value-type="date" office:date-value="2019-06-01T00:00:00" table:style-name="ce11">
            <text:p>jun-19</text:p>
          </table:table-cell>
          <table:table-cell office:value-type="date" office:date-value="2019-07-01T00:00:00" table:style-name="ce11">
            <text:p>jul-19</text:p>
          </table:table-cell>
          <table:table-cell office:value-type="date" office:date-value="2019-08-01T00:00:00" table:style-name="ce11">
            <text:p>ago-19</text:p>
          </table:table-cell>
          <table:table-cell office:value-type="date" office:date-value="2019-09-01T00:00:00" table:style-name="ce11">
            <text:p>sep-19</text:p>
          </table:table-cell>
          <table:table-cell office:value-type="date" office:date-value="2019-10-01T00:00:00" table:style-name="ce11">
            <text:p>oct-19</text:p>
          </table:table-cell>
          <table:table-cell office:value-type="date" office:date-value="2019-11-01T00:00:00" table:style-name="ce11">
            <text:p>nov-19</text:p>
          </table:table-cell>
          <table:table-cell office:value-type="date" office:date-value="2019-12-01T00:00:00" table:style-name="ce11">
            <text:p>dic-19</text:p>
          </table:table-cell>
          <table:table-cell office:value-type="date" office:date-value="2020-01-01T00:00:00" table:style-name="ce11">
            <text:p>ene-20</text:p>
          </table:table-cell>
          <table:table-cell office:value-type="date" office:date-value="2020-02-01T00:00:00" table:style-name="ce11">
            <text:p>feb-20</text:p>
          </table:table-cell>
          <table:table-cell office:value-type="date" office:date-value="2020-03-01T00:00:00" table:style-name="ce11">
            <text:p>mar-20</text:p>
          </table:table-cell>
          <table:table-cell office:value-type="date" office:date-value="2020-04-01T00:00:00" table:style-name="ce11">
            <text:p>abr-20</text:p>
          </table:table-cell>
          <table:table-cell office:value-type="date" office:date-value="2020-05-01T00:00:00" table:style-name="ce11">
            <text:p>may-20</text:p>
          </table:table-cell>
          <table:table-cell office:value-type="date" office:date-value="2020-06-01T00:00:00" table:style-name="ce11">
            <text:p>jun-20</text:p>
          </table:table-cell>
          <table:table-cell office:value-type="date" office:date-value="2020-07-01T00:00:00" table:style-name="ce11">
            <text:p>jul-20</text:p>
          </table:table-cell>
          <table:table-cell office:value-type="date" office:date-value="2020-08-01T00:00:00" table:style-name="ce11">
            <text:p>ago-20</text:p>
          </table:table-cell>
          <table:table-cell office:value-type="date" office:date-value="2020-09-01T00:00:00" table:style-name="ce11">
            <text:p>sep-20</text:p>
          </table:table-cell>
          <table:table-cell office:value-type="date" office:date-value="2020-10-01T00:00:00" table:style-name="ce11">
            <text:p>oct-20</text:p>
          </table:table-cell>
          <table:table-cell office:value-type="date" office:date-value="2020-11-01T00:00:00" table:style-name="ce11">
            <text:p>nov-20</text:p>
          </table:table-cell>
          <table:table-cell office:value-type="date" office:date-value="2020-12-01T00:00:00" table:style-name="ce11">
            <text:p>dic-20</text:p>
          </table:table-cell>
          <table:table-cell office:value-type="date" office:date-value="2021-01-01T00:00:00" table:style-name="ce11">
            <text:p>ene-21</text:p>
          </table:table-cell>
          <table:table-cell office:value-type="date" office:date-value="2021-02-01T00:00:00" table:style-name="ce11">
            <text:p>feb-21</text:p>
          </table:table-cell>
          <table:table-cell office:value-type="date" office:date-value="2021-03-01T00:00:00" table:style-name="ce11">
            <text:p>mar-21</text:p>
          </table:table-cell>
          <table:table-cell office:value-type="date" office:date-value="2021-04-01T00:00:00" table:style-name="ce11">
            <text:p>abr-21</text:p>
          </table:table-cell>
          <table:table-cell office:value-type="date" office:date-value="2021-05-01T00:00:00" table:style-name="ce11">
            <text:p>may-21</text:p>
          </table:table-cell>
          <table:table-cell office:value-type="date" office:date-value="2021-06-01T00:00:00" table:style-name="ce11">
            <text:p>jun-21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IPC Nivel general</text:p>
          </table:table-cell>
          <table:table-cell office:value-type="float" office:value="100" table:style-name="ce3">
            <text:p>100</text:p>
          </table:table-cell>
          <table:table-cell office:value-type="float" office:value="101.313" table:style-name="ce3">
            <text:p>101,313</text:p>
          </table:table-cell>
          <table:table-cell office:value-type="float" office:value="103.8085" table:style-name="ce3">
            <text:p>103,8085</text:p>
          </table:table-cell>
          <table:table-cell office:value-type="float" office:value="106.2627" table:style-name="ce3">
            <text:p>106,2627</text:p>
          </table:table-cell>
          <table:table-cell office:value-type="float" office:value="109.0613" table:style-name="ce3">
            <text:p>109,0613</text:p>
          </table:table-cell>
          <table:table-cell office:value-type="float" office:value="110.4607" table:style-name="ce3">
            <text:p>110,4607</text:p>
          </table:table-cell>
          <table:table-cell office:value-type="float" office:value="111.9943" table:style-name="ce3">
            <text:p>111,9943</text:p>
          </table:table-cell>
          <table:table-cell office:value-type="float" office:value="113.9199" table:style-name="ce3">
            <text:p>113,9199</text:p>
          </table:table-cell>
          <table:table-cell office:value-type="float" office:value="115.6031" table:style-name="ce3">
            <text:p>115,6031</text:p>
          </table:table-cell>
          <table:table-cell office:value-type="float" office:value="117.96559999999999" table:style-name="ce3">
            <text:p>117,9656</text:p>
          </table:table-cell>
          <table:table-cell office:value-type="float" office:value="119.49850000000001" table:style-name="ce3">
            <text:p>119,4985</text:p>
          </table:table-cell>
          <table:table-cell office:value-type="float" office:value="120.89409999999999" table:style-name="ce3">
            <text:p>120,8941</text:p>
          </table:table-cell>
          <table:table-cell office:value-type="float" office:value="125.03919999999999" table:style-name="ce3">
            <text:p>125,0392</text:p>
          </table:table-cell>
          <table:table-cell office:value-type="float" office:value="127.0147" table:style-name="ce3">
            <text:p>127,0147</text:p>
          </table:table-cell>
          <table:table-cell office:value-type="float" office:value="130.29130000000001" table:style-name="ce3">
            <text:p>130,2913</text:p>
          </table:table-cell>
          <table:table-cell office:value-type="float" office:value="133.50280000000001" table:style-name="ce3">
            <text:p>133,5028</text:p>
          </table:table-cell>
          <table:table-cell office:value-type="float" office:value="136.93799999999999" table:style-name="ce3">
            <text:p>136,938</text:p>
          </table:table-cell>
          <table:table-cell office:value-type="float" office:value="139.58000000000001" table:style-name="ce3">
            <text:p>139,58</text:p>
          </table:table-cell>
          <table:table-cell office:value-type="float" office:value="145.0582" table:style-name="ce3">
            <text:p>145,0582</text:p>
          </table:table-cell>
          <table:table-cell office:value-type="float" office:value="149.11779999999999" table:style-name="ce3">
            <text:p>149,1178</text:p>
          </table:table-cell>
          <table:table-cell office:value-type="float" office:value="155.1747" table:style-name="ce3">
            <text:p>155,1747</text:p>
          </table:table-cell>
          <table:table-cell office:value-type="float" office:value="165.49029999999999" table:style-name="ce3">
            <text:p>165,4903</text:p>
          </table:table-cell>
          <table:table-cell office:value-type="float" office:value="173.85489999999999" table:style-name="ce3">
            <text:p>173,8549</text:p>
          </table:table-cell>
          <table:table-cell office:value-type="float" office:value="178.87700000000001" table:style-name="ce3">
            <text:p>178,877</text:p>
          </table:table-cell>
          <table:table-cell office:value-type="float" office:value="183.93809999999999" table:style-name="ce3">
            <text:p>183,9381</text:p>
          </table:table-cell>
          <table:table-cell office:value-type="float" office:value="189.12360000000001" table:style-name="ce3">
            <text:p>189,1236</text:p>
          </table:table-cell>
          <table:table-cell office:value-type="float" office:value="196.3597" table:style-name="ce3">
            <text:p>196,3597</text:p>
          </table:table-cell>
          <table:table-cell office:value-type="float" office:value="205.7679" table:style-name="ce3">
            <text:p>205,7679</text:p>
          </table:table-cell>
          <table:table-cell office:value-type="float" office:value="212.4469" table:style-name="ce3">
            <text:p>212,4469</text:p>
          </table:table-cell>
          <table:table-cell office:value-type="float" office:value="218.8793" table:style-name="ce3">
            <text:p>218,8793</text:p>
          </table:table-cell>
          <table:table-cell office:value-type="float" office:value="224.6105" table:style-name="ce3">
            <text:p>224,6105</text:p>
          </table:table-cell>
          <table:table-cell office:value-type="float" office:value="229.42859999999999" table:style-name="ce3">
            <text:p>229,4286</text:p>
          </table:table-cell>
          <table:table-cell office:value-type="float" office:value="238.30690000000001" table:style-name="ce3">
            <text:p>238,3069</text:p>
          </table:table-cell>
          <table:table-cell office:value-type="float" office:value="252.1482" table:style-name="ce3">
            <text:p>252,1482</text:p>
          </table:table-cell>
          <table:table-cell office:value-type="float" office:value="260.21010000000001" table:style-name="ce3">
            <text:p>260,2101</text:p>
          </table:table-cell>
          <table:table-cell office:value-type="float" office:value="270.80189999999999" table:style-name="ce3">
            <text:p>270,8019</text:p>
          </table:table-cell>
          <table:table-cell office:value-type="float" office:value="281.17750000000001" table:style-name="ce3">
            <text:p>281,1775</text:p>
          </table:table-cell>
          <table:table-cell office:value-type="float" office:value="286.49130000000002" table:style-name="ce3">
            <text:p>286,4913</text:p>
          </table:table-cell>
          <table:table-cell office:value-type="float" office:value="291.73700000000002" table:style-name="ce3">
            <text:p>291,737</text:p>
          </table:table-cell>
          <table:table-cell office:value-type="float" office:value="302.22739999999999" table:style-name="ce3">
            <text:p>302,2274</text:p>
          </table:table-cell>
          <table:table-cell office:value-type="float" office:value="306.44830000000002" table:style-name="ce3">
            <text:p>306,4483</text:p>
          </table:table-cell>
          <table:table-cell office:value-type="float" office:value="311.09219999999999" table:style-name="ce3">
            <text:p>311,0922</text:p>
          </table:table-cell>
          <table:table-cell office:value-type="float" office:value="317.46609999999998" table:style-name="ce3">
            <text:p>317,4661</text:p>
          </table:table-cell>
          <table:table-cell office:value-type="float" office:value="322.67910000000001" table:style-name="ce3">
            <text:p>322,6791</text:p>
          </table:table-cell>
          <table:table-cell office:value-type="float" office:value="331.69569999999999" table:style-name="ce3">
            <text:p>331,6957</text:p>
          </table:table-cell>
          <table:table-cell office:value-type="float" office:value="340.90199999999999" table:style-name="ce3">
            <text:p>340,902</text:p>
          </table:table-cell>
          <table:table-cell office:value-type="float" office:value="353.0444" table:style-name="ce3">
            <text:p>353,0444</text:p>
          </table:table-cell>
          <table:table-cell office:value-type="float" office:value="363.53809999999999" table:style-name="ce3">
            <text:p>363,5381</text:p>
          </table:table-cell>
          <table:table-cell office:value-type="float" office:value="377.05070000000001" table:style-name="ce3">
            <text:p>377,0507</text:p>
          </table:table-cell>
          <table:table-cell office:value-type="float" office:value="389.44540000000001" table:style-name="ce3">
            <text:p>389,4454</text:p>
          </table:table-cell>
          <table:table-cell office:value-type="float" office:value="403.48540000000003" table:style-name="ce3">
            <text:p>403,4854</text:p>
          </table:table-cell>
          <table:table-cell office:value-type="float" office:value="424.45389999999998" table:style-name="ce3">
            <text:p>424,4539</text:p>
          </table:table-cell>
          <table:table-cell office:value-type="float" office:value="441.89550000000003" table:style-name="ce3">
            <text:p>441,8955</text:p>
          </table:table-cell>
          <table:table-cell office:value-type="float" office:value="456.78559999999999" table:style-name="ce3">
            <text:p>456,7856</text:p>
          </table:table-cell>
          <table:table-cell office:value-type="float" office:value="470.78399999999999" table:style-name="ce3">
            <text:p>470,784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RIPTE</text:p>
          </table:table-cell>
          <table:table-cell office:value-type="float" office:value="20690.14" table:style-name="ce3">
            <text:p>20690,14</text:p>
          </table:table-cell>
          <table:table-cell office:value-type="float" office:value="21048.21" table:style-name="ce3">
            <text:p>21048,21</text:p>
          </table:table-cell>
          <table:table-cell office:value-type="float" office:value="21483.03" table:style-name="ce3">
            <text:p>21483,03</text:p>
          </table:table-cell>
          <table:table-cell office:value-type="float" office:value="22285.48" table:style-name="ce3">
            <text:p>22285,48</text:p>
          </table:table-cell>
          <table:table-cell office:value-type="float" office:value="22650.53" table:style-name="ce3">
            <text:p>22650,53</text:p>
          </table:table-cell>
          <table:table-cell office:value-type="float" office:value="23029.98" table:style-name="ce3">
            <text:p>23029,98</text:p>
          </table:table-cell>
          <table:table-cell office:value-type="float" office:value="23469.98" table:style-name="ce3">
            <text:p>23469,98</text:p>
          </table:table-cell>
          <table:table-cell office:value-type="float" office:value="24489.17" table:style-name="ce3">
            <text:p>24489,17</text:p>
          </table:table-cell>
          <table:table-cell office:value-type="float" office:value="24700.42" table:style-name="ce3">
            <text:p>24700,42</text:p>
          </table:table-cell>
          <table:table-cell office:value-type="float" office:value="25136.35" table:style-name="ce3">
            <text:p>25136,35</text:p>
          </table:table-cell>
          <table:table-cell office:value-type="float" office:value="25843.46" table:style-name="ce3">
            <text:p>25843,46</text:p>
          </table:table-cell>
          <table:table-cell office:value-type="float" office:value="26177.33" table:style-name="ce3">
            <text:p>26177,33</text:p>
          </table:table-cell>
          <table:table-cell office:value-type="float" office:value="26301.42" table:style-name="ce3">
            <text:p>26301,42</text:p>
          </table:table-cell>
          <table:table-cell office:value-type="float" office:value="26929.81" table:style-name="ce3">
            <text:p>26929,81</text:p>
          </table:table-cell>
          <table:table-cell office:value-type="float" office:value="27440.22" table:style-name="ce3">
            <text:p>27440,22</text:p>
          </table:table-cell>
          <table:table-cell office:value-type="float" office:value="28072.31" table:style-name="ce3">
            <text:p>28072,31</text:p>
          </table:table-cell>
          <table:table-cell office:value-type="float" office:value="28858.05" table:style-name="ce3">
            <text:p>28858,05</text:p>
          </table:table-cell>
          <table:table-cell office:value-type="float" office:value="29338.79" table:style-name="ce3">
            <text:p>29338,79</text:p>
          </table:table-cell>
          <table:table-cell office:value-type="float" office:value="29598.12" table:style-name="ce3">
            <text:p>29598,12</text:p>
          </table:table-cell>
          <table:table-cell office:value-type="float" office:value="30283.84" table:style-name="ce3">
            <text:p>30283,84</text:p>
          </table:table-cell>
          <table:table-cell office:value-type="float" office:value="30978.75" table:style-name="ce3">
            <text:p>30978,75</text:p>
          </table:table-cell>
          <table:table-cell office:value-type="float" office:value="31523.56" table:style-name="ce3">
            <text:p>31523,56</text:p>
          </table:table-cell>
          <table:table-cell office:value-type="float" office:value="33154.28" table:style-name="ce3">
            <text:p>33154,28</text:p>
          </table:table-cell>
          <table:table-cell office:value-type="float" office:value="33733.800000000003" table:style-name="ce3">
            <text:p>33733,8</text:p>
          </table:table-cell>
          <table:table-cell office:value-type="float" office:value="34339.61" table:style-name="ce3">
            <text:p>34339,61</text:p>
          </table:table-cell>
          <table:table-cell office:value-type="float" office:value="35362.230000000003" table:style-name="ce3">
            <text:p>35362,23</text:p>
          </table:table-cell>
          <table:table-cell office:value-type="float" office:value="36733.68" table:style-name="ce3">
            <text:p>36733,68</text:p>
          </table:table-cell>
          <table:table-cell office:value-type="float" office:value="38884.43" table:style-name="ce3">
            <text:p>38884,43</text:p>
          </table:table-cell>
          <table:table-cell office:value-type="float" office:value="39658.15" table:style-name="ce3">
            <text:p>39658,15</text:p>
          </table:table-cell>
          <table:table-cell office:value-type="float" office:value="40911.089999999997" table:style-name="ce3">
            <text:p>40911,09</text:p>
          </table:table-cell>
          <table:table-cell office:value-type="float" office:value="41584.199999999997" table:style-name="ce3">
            <text:p>41584,2</text:p>
          </table:table-cell>
          <table:table-cell office:value-type="float" office:value="43290.96" table:style-name="ce3">
            <text:p>43290,96</text:p>
          </table:table-cell>
          <table:table-cell office:value-type="float" office:value="44092.81" table:style-name="ce3">
            <text:p>44092,81</text:p>
          </table:table-cell>
          <table:table-cell office:value-type="float" office:value="45485.23" table:style-name="ce3">
            <text:p>45485,23</text:p>
          </table:table-cell>
          <table:table-cell office:value-type="float" office:value="47834.32" table:style-name="ce3">
            <text:p>47834,32</text:p>
          </table:table-cell>
          <table:table-cell office:value-type="float" office:value="48591.6" table:style-name="ce3">
            <text:p>48591,6</text:p>
          </table:table-cell>
          <table:table-cell office:value-type="float" office:value="49574.33" table:style-name="ce3">
            <text:p>49574,33</text:p>
          </table:table-cell>
          <table:table-cell office:value-type="float" office:value="53070.21" table:style-name="ce3">
            <text:p>53070,21</text:p>
          </table:table-cell>
          <table:table-cell office:value-type="float" office:value="56386.47" table:style-name="ce3">
            <text:p>56386,47</text:p>
          </table:table-cell>
          <table:table-cell office:value-type="float" office:value="56872.86" table:style-name="ce3">
            <text:p>56872,86</text:p>
          </table:table-cell>
          <table:table-cell office:value-type="float" office:value="56955.63" table:style-name="ce3">
            <text:p>56955,63</text:p>
          </table:table-cell>
          <table:table-cell office:value-type="float" office:value="57057.9" table:style-name="ce3">
            <text:p>57057,9</text:p>
          </table:table-cell>
          <table:table-cell office:value-type="float" office:value="58361.93" table:style-name="ce3">
            <text:p>58361,93</text:p>
          </table:table-cell>
          <table:table-cell office:value-type="float" office:value="60440.53" table:style-name="ce3">
            <text:p>60440,53</text:p>
          </table:table-cell>
          <table:table-cell office:value-type="float" office:value="60767.23" table:style-name="ce3">
            <text:p>60767,23</text:p>
          </table:table-cell>
          <table:table-cell office:value-type="float" office:value="61909.95" table:style-name="ce3">
            <text:p>61909,95</text:p>
          </table:table-cell>
          <table:table-cell office:value-type="float" office:value="64756.23" table:style-name="ce3">
            <text:p>64756,23</text:p>
          </table:table-cell>
          <table:table-cell office:value-type="float" office:value="65571.77" table:style-name="ce3">
            <text:p>65571,77</text:p>
          </table:table-cell>
          <table:table-cell office:value-type="float" office:value="66869.88" table:style-name="ce3">
            <text:p>66869,88</text:p>
          </table:table-cell>
          <table:table-cell office:value-type="float" office:value="68100.73" table:style-name="ce3">
            <text:p>68100,73</text:p>
          </table:table-cell>
          <table:table-cell office:value-type="float" office:value="72293.399999999994" table:style-name="ce3">
            <text:p>72293,4</text:p>
          </table:table-cell>
          <table:table-cell office:value-type="float" office:value="75809.13" table:style-name="ce3">
            <text:p>75809,13</text:p>
          </table:table-cell>
          <table:table-cell office:value-type="float" office:value="80501.97" table:style-name="ce3">
            <text:p>80501,97</text:p>
          </table:table-cell>
          <table:table-cell office:value-type="float" office:value="81464.509999999995" table:style-name="ce3">
            <text:p>81464,51</text:p>
          </table:table-cell>
          <table:table-cell office:value-type="float" office:value="84513.57" table:style-name="ce3">
            <text:p>84513,57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Variacion mensual IPC</text:p>
          </table:table-cell>
          <table:table-cell office:value-type="float" office:value="0" table:style-name="ce3">
            <text:p>0</text:p>
          </table:table-cell>
          <table:table-cell office:value-type="float" office:value="1.3130000000000024E-2" table:formula="of:=(([.C2]-[.B2])/[.B2])" table:style-name="ce3">
            <text:p>0,01313</text:p>
          </table:table-cell>
          <table:table-cell office:value-type="float" office:value="2.463158725928551E-2" table:formula="of:=(([.D2]-[.C2])/[.C2])" table:style-name="ce3">
            <text:p>0,024631587</text:p>
          </table:table-cell>
          <table:table-cell office:value-type="float" office:value="2.3641609309449613E-2" table:formula="of:=(([.E2]-[.D2])/[.D2])" table:style-name="ce3">
            <text:p>0,023641609</text:p>
          </table:table-cell>
          <table:table-cell office:value-type="float" office:value="2.6336616705579734E-2" table:formula="of:=(([.F2]-[.E2])/[.E2])" table:style-name="ce3">
            <text:p>0,026336617</text:p>
          </table:table-cell>
          <table:table-cell office:value-type="float" office:value="1.2831315966341864E-2" table:formula="of:=(([.G2]-[.F2])/[.F2])" table:style-name="ce3">
            <text:p>0,012831316</text:p>
          </table:table-cell>
          <table:table-cell office:value-type="float" office:value="1.3883670844019572E-2" table:formula="of:=(([.H2]-[.G2])/[.G2])" table:style-name="ce3">
            <text:p>0,013883671</text:p>
          </table:table-cell>
          <table:table-cell office:value-type="float" office:value="1.7193732181012809E-2" table:formula="of:=(([.I2]-[.H2])/[.H2])" table:style-name="ce3">
            <text:p>0,017193732</text:p>
          </table:table-cell>
          <table:table-cell office:value-type="float" office:value="1.4775293868762168E-2" table:formula="of:=(([.J2]-[.I2])/[.I2])" table:style-name="ce3">
            <text:p>0,014775294</text:p>
          </table:table-cell>
          <table:table-cell office:value-type="float" office:value="2.0436303178720961E-2" table:formula="of:=(([.K2]-[.J2])/[.J2])" table:style-name="ce3">
            <text:p>0,020436303</text:p>
          </table:table-cell>
          <table:table-cell office:value-type="float" office:value="1.2994466183362034E-2" table:formula="of:=(([.L2]-[.K2])/[.K2])" table:style-name="ce3">
            <text:p>0,012994466</text:p>
          </table:table-cell>
          <table:table-cell office:value-type="float" office:value="1.1678807683778353E-2" table:formula="of:=(([.M2]-[.L2])/[.L2])" table:style-name="ce3">
            <text:p>0,011678808</text:p>
          </table:table-cell>
          <table:table-cell office:value-type="float" office:value="3.4287033031388622E-2" table:formula="of:=(([.N2]-[.M2])/[.M2])" table:style-name="ce3">
            <text:p>0,034287033</text:p>
          </table:table-cell>
          <table:table-cell office:value-type="float" office:value="1.5799045419356578E-2" table:formula="of:=(([.O2]-[.N2])/[.N2])" table:style-name="ce3">
            <text:p>0,015799045</text:p>
          </table:table-cell>
          <table:table-cell office:value-type="float" office:value="2.5797014046405668E-2" table:formula="of:=(([.P2]-[.O2])/[.O2])" table:style-name="ce3">
            <text:p>0,025797014</text:p>
          </table:table-cell>
          <table:table-cell office:value-type="float" office:value="2.4648614297347566E-2" table:formula="of:=(([.Q2]-[.P2])/[.P2])" table:style-name="ce3">
            <text:p>0,024648614</text:p>
          </table:table-cell>
          <table:table-cell office:value-type="float" office:value="2.5731295523389625E-2" table:formula="of:=(([.R2]-[.Q2])/[.Q2])" table:style-name="ce3">
            <text:p>0,025731296</text:p>
          </table:table-cell>
          <table:table-cell office:value-type="float" office:value="1.9293402853846446E-2" table:formula="of:=(([.S2]-[.R2])/[.R2])" table:style-name="ce3">
            <text:p>0,019293403</text:p>
          </table:table-cell>
          <table:table-cell office:value-type="float" office:value="3.9247743229688971E-2" table:formula="of:=(([.T2]-[.S2])/[.S2])" table:style-name="ce3">
            <text:p>0,039247743</text:p>
          </table:table-cell>
          <table:table-cell office:value-type="float" office:value="2.798600837456958E-2" table:formula="of:=(([.U2]-[.T2])/[.T2])" table:style-name="ce3">
            <text:p>0,027986008</text:p>
          </table:table-cell>
          <table:table-cell office:value-type="float" office:value="4.0618222640087326E-2" table:formula="of:=(([.V2]-[.U2])/[.U2])" table:style-name="ce3">
            <text:p>0,040618223</text:p>
          </table:table-cell>
          <table:table-cell office:value-type="float" office:value="6.6477331678424317E-2" table:formula="of:=(([.W2]-[.V2])/[.V2])" table:style-name="ce3">
            <text:p>0,066477332</text:p>
          </table:table-cell>
          <table:table-cell office:value-type="float" office:value="5.0544352146319124E-2" table:formula="of:=(([.X2]-[.W2])/[.W2])" table:style-name="ce3">
            <text:p>0,050544352</text:p>
          </table:table-cell>
          <table:table-cell office:value-type="float" office:value="2.8886732556862207E-2" table:formula="of:=(([.Y2]-[.X2])/[.X2])" table:style-name="ce3">
            <text:p>0,028886733</text:p>
          </table:table-cell>
          <table:table-cell office:value-type="float" office:value="2.8293743745702253E-2" table:formula="of:=(([.Z2]-[.Y2])/[.Y2])" table:style-name="ce3">
            <text:p>0,028293744</text:p>
          </table:table-cell>
          <table:table-cell office:value-type="float" office:value="2.8191549222265636E-2" table:formula="of:=(([.AA2]-[.Z2])/[.Z2])" table:style-name="ce3">
            <text:p>0,028191549</text:p>
          </table:table-cell>
          <table:table-cell office:value-type="float" office:value="3.8261221761853058E-2" table:formula="of:=(([.AB2]-[.AA2])/[.AA2])" table:style-name="ce3">
            <text:p>0,038261222</text:p>
          </table:table-cell>
          <table:table-cell office:value-type="float" office:value="4.7913090109630407E-2" table:formula="of:=(([.AC2]-[.AB2])/[.AB2])" table:style-name="ce3">
            <text:p>0,04791309</text:p>
          </table:table-cell>
          <table:table-cell office:value-type="float" office:value="3.2458901509905103E-2" table:formula="of:=(([.AD2]-[.AC2])/[.AC2])" table:style-name="ce3">
            <text:p>0,032458902</text:p>
          </table:table-cell>
          <table:table-cell office:value-type="float" office:value="3.0277683505854882E-2" table:formula="of:=(([.AE2]-[.AD2])/[.AD2])" table:style-name="ce3">
            <text:p>0,030277684</text:p>
          </table:table-cell>
          <table:table-cell office:value-type="float" office:value="2.6184294266291975E-2" table:formula="of:=(([.AF2]-[.AE2])/[.AE2])" table:style-name="ce3">
            <text:p>0,026184294</text:p>
          </table:table-cell>
          <table:table-cell office:value-type="float" office:value="2.1450911689346611E-2" table:formula="of:=(([.AG2]-[.AF2])/[.AF2])" table:style-name="ce3">
            <text:p>0,021450912</text:p>
          </table:table-cell>
          <table:table-cell office:value-type="float" office:value="3.8697442254365957E-2" table:formula="of:=(([.AH2]-[.AG2])/[.AG2])" table:style-name="ce3">
            <text:p>0,038697442</text:p>
          </table:table-cell>
          <table:table-cell office:value-type="float" office:value="5.8081826417950927E-2" table:formula="of:=(([.AI2]-[.AH2])/[.AH2])" table:style-name="ce3">
            <text:p>0,058081826</text:p>
          </table:table-cell>
          <table:table-cell office:value-type="float" office:value="3.1972863577848301E-2" table:formula="of:=(([.AJ2]-[.AI2])/[.AI2])" table:style-name="ce3">
            <text:p>0,031972864</text:p>
          </table:table-cell>
          <table:table-cell office:value-type="float" office:value="4.0704799698397479E-2" table:formula="of:=(([.AK2]-[.AJ2])/[.AJ2])" table:style-name="ce3">
            <text:p>0,0407048</text:p>
          </table:table-cell>
          <table:table-cell office:value-type="float" office:value="3.8314354515237965E-2" table:formula="of:=(([.AL2]-[.AK2])/[.AK2])" table:style-name="ce3">
            <text:p>0,038314355</text:p>
          </table:table-cell>
          <table:table-cell office:value-type="float" office:value="1.889838269420567E-2" table:formula="of:=(([.AM2]-[.AL2])/[.AL2])" table:style-name="ce3">
            <text:p>0,018898383</text:p>
          </table:table-cell>
          <table:table-cell office:value-type="float" office:value="1.831015461900588E-2" table:formula="of:=(([.AN2]-[.AM2])/[.AM2])" table:style-name="ce3">
            <text:p>0,018310155</text:p>
          </table:table-cell>
          <table:table-cell office:value-type="float" office:value="3.5958414599450754E-2" table:formula="of:=(([.AO2]-[.AN2])/[.AN2])" table:style-name="ce3">
            <text:p>0,035958415</text:p>
          </table:table-cell>
          <table:table-cell office:value-type="float" office:value="1.3965973965299073E-2" table:formula="of:=(([.AP2]-[.AO2])/[.AO2])" table:style-name="ce3">
            <text:p>0,013965974</text:p>
          </table:table-cell>
          <table:table-cell office:value-type="float" office:value="1.5153942769465432E-2" table:formula="of:=(([.AQ2]-[.AP2])/[.AP2])" table:style-name="ce3">
            <text:p>0,015153943</text:p>
          </table:table-cell>
          <table:table-cell office:value-type="float" office:value="2.0488781139482097E-2" table:formula="of:=(([.AR2]-[.AQ2])/[.AQ2])" table:style-name="ce3">
            <text:p>0,020488781</text:p>
          </table:table-cell>
          <table:table-cell office:value-type="float" office:value="1.6420650897843968E-2" table:formula="of:=(([.AS2]-[.AR2])/[.AR2])" table:style-name="ce3">
            <text:p>0,016420651</text:p>
          </table:table-cell>
          <table:table-cell office:value-type="float" office:value="2.7942931537865274E-2" table:formula="of:=(([.AT2]-[.AS2])/[.AS2])" table:style-name="ce3">
            <text:p>0,027942932</text:p>
          </table:table-cell>
          <table:table-cell office:value-type="float" office:value="2.7755258811012623E-2" table:formula="of:=(([.AU2]-[.AT2])/[.AT2])" table:style-name="ce3">
            <text:p>0,027755259</text:p>
          </table:table-cell>
          <table:table-cell office:value-type="float" office:value="3.5618447530375325E-2" table:formula="of:=(([.AV2]-[.AU2])/[.AU2])" table:style-name="ce3">
            <text:p>0,035618448</text:p>
          </table:table-cell>
          <table:table-cell office:value-type="float" office:value="2.9723456879644571E-2" table:formula="of:=(([.AW2]-[.AV2])/[.AV2])" table:style-name="ce3">
            <text:p>0,029723457</text:p>
          </table:table-cell>
          <table:table-cell office:value-type="float" office:value="3.7169694180610016E-2" table:formula="of:=(([.AX2]-[.AW2])/[.AW2])" table:style-name="ce3">
            <text:p>0,037169694</text:p>
          </table:table-cell>
          <table:table-cell office:value-type="float" office:value="3.2872767508454435E-2" table:formula="of:=(([.AY2]-[.AX2])/[.AX2])" table:style-name="ce3">
            <text:p>0,032872768</text:p>
          </table:table-cell>
          <table:table-cell office:value-type="float" office:value="3.6051266750101604E-2" table:formula="of:=(([.AZ2]-[.AY2])/[.AY2])" table:style-name="ce3">
            <text:p>0,036051267</text:p>
          </table:table-cell>
          <table:table-cell office:value-type="float" office:value="5.196842314492655E-2" table:formula="of:=(([.BA2]-[.AZ2])/[.AZ2])" table:style-name="ce3">
            <text:p>0,051968423</text:p>
          </table:table-cell>
          <table:table-cell office:value-type="float" office:value="4.109185944574912E-2" table:formula="of:=(([.BB2]-[.BA2])/[.BA2])" table:style-name="ce3">
            <text:p>0,041091859</text:p>
          </table:table-cell>
          <table:table-cell office:value-type="float" office:value="3.3695975632247806E-2" table:formula="of:=(([.BC2]-[.BB2])/[.BB2])" table:style-name="ce3">
            <text:p>0,033695976</text:p>
          </table:table-cell>
          <table:table-cell office:value-type="float" office:value="3.064544941872074E-2" table:formula="of:=(([.BD2]-[.BC2])/[.BC2])" table:style-name="ce3">
            <text:p>0,030645449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Variacion mensual RIPTE</text:p>
          </table:table-cell>
          <table:table-cell office:value-type="float" office:value="0" table:style-name="ce3">
            <text:p>0</text:p>
          </table:table-cell>
          <table:table-cell office:value-type="float" office:value="1.7306311122109359E-2" table:formula="of:=(([.C3]-[.B3])/[.B3])" table:style-name="ce3">
            <text:p>0,017306311</text:p>
          </table:table-cell>
          <table:table-cell office:value-type="float" office:value="2.0658288757096195E-2" table:formula="of:=(([.D3]-[.C3])/[.C3])" table:style-name="ce3">
            <text:p>0,020658289</text:p>
          </table:table-cell>
          <table:table-cell office:value-type="float" office:value="3.7352738417253097E-2" table:formula="of:=(([.E3]-[.D3])/[.D3])" table:style-name="ce3">
            <text:p>0,037352738</text:p>
          </table:table-cell>
          <table:table-cell office:value-type="float" office:value="1.6380620924476352E-2" table:formula="of:=(([.F3]-[.E3])/[.E3])" table:style-name="ce3">
            <text:p>0,016380621</text:p>
          </table:table-cell>
          <table:table-cell office:value-type="float" office:value="1.6752367383897893E-2" table:formula="of:=(([.G3]-[.F3])/[.F3])" table:style-name="ce3">
            <text:p>0,016752367</text:p>
          </table:table-cell>
          <table:table-cell office:value-type="float" office:value="1.9105531138107805E-2" table:formula="of:=(([.H3]-[.G3])/[.G3])" table:style-name="ce3">
            <text:p>0,019105531</text:p>
          </table:table-cell>
          <table:table-cell office:value-type="float" office:value="4.3425260694725715E-2" table:formula="of:=(([.I3]-[.H3])/[.H3])" table:style-name="ce3">
            <text:p>0,043425261</text:p>
          </table:table-cell>
          <table:table-cell office:value-type="float" office:value="8.62626213954985E-3" table:formula="of:=(([.J3]-[.I3])/[.I3])" table:style-name="ce3">
            <text:p>0,008626262</text:p>
          </table:table-cell>
          <table:table-cell office:value-type="float" office:value="1.7648687755107011E-2" table:formula="of:=(([.K3]-[.J3])/[.J3])" table:style-name="ce3">
            <text:p>0,017648688</text:p>
          </table:table-cell>
          <table:table-cell office:value-type="float" office:value="2.8130973669605992E-2" table:formula="of:=(([.L3]-[.K3])/[.K3])" table:style-name="ce3">
            <text:p>0,028130974</text:p>
          </table:table-cell>
          <table:table-cell office:value-type="float" office:value="1.2918935777175448E-2" table:formula="of:=(([.M3]-[.L3])/[.L3])" table:style-name="ce3">
            <text:p>0,012918936</text:p>
          </table:table-cell>
          <table:table-cell office:value-type="float" office:value="4.7403612209494439E-3" table:formula="of:=(([.N3]-[.M3])/[.M3])" table:style-name="ce3">
            <text:p>0,004740361</text:p>
          </table:table-cell>
          <table:table-cell office:value-type="float" office:value="2.3891865914464051E-2" table:formula="of:=(([.O3]-[.N3])/[.N3])" table:style-name="ce3">
            <text:p>0,023891866</text:p>
          </table:table-cell>
          <table:table-cell office:value-type="float" office:value="1.8953345753274897E-2" table:formula="of:=(([.P3]-[.O3])/[.O3])" table:style-name="ce3">
            <text:p>0,018953346</text:p>
          </table:table-cell>
          <table:table-cell office:value-type="float" office:value="2.3035165169958554E-2" table:formula="of:=(([.Q3]-[.P3])/[.P3])" table:style-name="ce3">
            <text:p>0,023035165</text:p>
          </table:table-cell>
          <table:table-cell office:value-type="float" office:value="2.7989859046156085E-2" table:formula="of:=(([.R3]-[.Q3])/[.Q3])" table:style-name="ce3">
            <text:p>0,027989859</text:p>
          </table:table-cell>
          <table:table-cell office:value-type="float" office:value="1.6658783251120628E-2" table:formula="of:=(([.S3]-[.R3])/[.R3])" table:style-name="ce3">
            <text:p>0,016658783</text:p>
          </table:table-cell>
          <table:table-cell office:value-type="float" office:value="8.8391511715376851E-3" table:formula="of:=(([.T3]-[.S3])/[.S3])" table:style-name="ce3">
            <text:p>0,008839151</text:p>
          </table:table-cell>
          <table:table-cell office:value-type="float" office:value="2.3167687677460636E-2" table:formula="of:=(([.U3]-[.T3])/[.T3])" table:style-name="ce3">
            <text:p>0,023167688</text:p>
          </table:table-cell>
          <table:table-cell office:value-type="float" office:value="2.2946561598529112E-2" table:formula="of:=(([.V3]-[.U3])/[.U3])" table:style-name="ce3">
            <text:p>0,022946562</text:p>
          </table:table-cell>
          <table:table-cell office:value-type="float" office:value="1.7586571440100111E-2" table:formula="of:=(([.W3]-[.V3])/[.V3])" table:style-name="ce3">
            <text:p>0,017586571</text:p>
          </table:table-cell>
          <table:table-cell office:value-type="float" office:value="5.1730197985252857E-2" table:formula="of:=(([.X3]-[.W3])/[.W3])" table:style-name="ce3">
            <text:p>0,051730198</text:p>
          </table:table-cell>
          <table:table-cell office:value-type="float" office:value="1.7479492843759662E-2" table:formula="of:=(([.Y3]-[.X3])/[.X3])" table:style-name="ce3">
            <text:p>0,017479493</text:p>
          </table:table-cell>
          <table:table-cell office:value-type="float" office:value="1.7958546028019304E-2" table:formula="of:=(([.Z3]-[.Y3])/[.Y3])" table:style-name="ce3">
            <text:p>0,017958546</text:p>
          </table:table-cell>
          <table:table-cell office:value-type="float" office:value="2.9779604369414871E-2" table:formula="of:=(([.AA3]-[.Z3])/[.Z3])" table:style-name="ce3">
            <text:p>0,029779604</text:p>
          </table:table-cell>
          <table:table-cell office:value-type="float" office:value="3.8782904811150119E-2" table:formula="of:=(([.AB3]-[.AA3])/[.AA3])" table:style-name="ce3">
            <text:p>0,038782905</text:p>
          </table:table-cell>
          <table:table-cell office:value-type="float" office:value="5.8549810419212013E-2" table:formula="of:=(([.AC3]-[.AB3])/[.AB3])" table:style-name="ce3">
            <text:p>0,05854981</text:p>
          </table:table-cell>
          <table:table-cell office:value-type="float" office:value="1.9897938583643922E-2" table:formula="of:=(([.AD3]-[.AC3])/[.AC3])" table:style-name="ce3">
            <text:p>0,019897939</text:p>
          </table:table-cell>
          <table:table-cell office:value-type="float" office:value="3.1593506000658002E-2" table:formula="of:=(([.AE3]-[.AD3])/[.AD3])" table:style-name="ce3">
            <text:p>0,031593506</text:p>
          </table:table-cell>
          <table:table-cell office:value-type="float" office:value="1.6452995996928965E-2" table:formula="of:=(([.AF3]-[.AE3])/[.AE3])" table:style-name="ce3">
            <text:p>0,016452996</text:p>
          </table:table-cell>
          <table:table-cell office:value-type="float" office:value="4.1043473242241092E-2" table:formula="of:=(([.AG3]-[.AF3])/[.AF3])" table:style-name="ce3">
            <text:p>0,041043473</text:p>
          </table:table-cell>
          <table:table-cell office:value-type="float" office:value="1.8522342770869452E-2" table:formula="of:=(([.AH3]-[.AG3])/[.AG3])" table:style-name="ce3">
            <text:p>0,018522343</text:p>
          </table:table-cell>
          <table:table-cell office:value-type="float" office:value="3.1579298302829996E-2" table:formula="of:=(([.AI3]-[.AH3])/[.AH3])" table:style-name="ce3">
            <text:p>0,031579298</text:p>
          </table:table-cell>
          <table:table-cell office:value-type="float" office:value="5.1645116447690743E-2" table:formula="of:=(([.AJ3]-[.AI3])/[.AI3])" table:style-name="ce3">
            <text:p>0,051645116</text:p>
          </table:table-cell>
          <table:table-cell office:value-type="float" office:value="1.5831311075395215E-2" table:formula="of:=(([.AK3]-[.AJ3])/[.AJ3])" table:style-name="ce3">
            <text:p>0,015831311</text:p>
          </table:table-cell>
          <table:table-cell office:value-type="float" office:value="2.0224277447130845E-2" table:formula="of:=(([.AL3]-[.AK3])/[.AK3])" table:style-name="ce3">
            <text:p>0,020224277</text:p>
          </table:table-cell>
          <table:table-cell office:value-type="float" office:value="7.0517947494197042E-2" table:formula="of:=(([.AM3]-[.AL3])/[.AL3])" table:style-name="ce3">
            <text:p>0,070517947</text:p>
          </table:table-cell>
          <table:table-cell office:value-type="float" office:value="6.2488164263906285E-2" table:formula="of:=(([.AN3]-[.AM3])/[.AM3])" table:style-name="ce3">
            <text:p>0,062488164</text:p>
          </table:table-cell>
          <table:table-cell office:value-type="float" office:value="8.6260054938711254E-3" table:formula="of:=(([.AO3]-[.AN3])/[.AN3])" table:style-name="ce3">
            <text:p>0,008626005</text:p>
          </table:table-cell>
          <table:table-cell office:value-type="float" office:value="1.4553514628945475E-3" table:formula="of:=(([.AP3]-[.AO3])/[.AO3])" table:style-name="ce3">
            <text:p>0,001455351</text:p>
          </table:table-cell>
          <table:table-cell office:value-type="float" office:value="1.7956082655920772E-3" table:formula="of:=(([.AQ3]-[.AP3])/[.AP3])" table:style-name="ce3">
            <text:p>0,001795608</text:p>
          </table:table-cell>
          <table:table-cell office:value-type="float" office:value="2.2854503933723444E-2" table:formula="of:=(([.AR3]-[.AQ3])/[.AQ3])" table:style-name="ce3">
            <text:p>0,022854504</text:p>
          </table:table-cell>
          <table:table-cell office:value-type="float" office:value="3.5615683031729732E-2" table:formula="of:=(([.AS3]-[.AR3])/[.AR3])" table:style-name="ce3">
            <text:p>0,035615683</text:p>
          </table:table-cell>
          <table:table-cell office:value-type="float" office:value="5.4053132889470756E-3" table:formula="of:=(([.AT3]-[.AS3])/[.AS3])" table:style-name="ce3">
            <text:p>0,005405313</text:p>
          </table:table-cell>
          <table:table-cell office:value-type="float" office:value="1.8804872297124516E-2" table:formula="of:=(([.AU3]-[.AT3])/[.AT3])" table:style-name="ce3">
            <text:p>0,018804872</text:p>
          </table:table-cell>
          <table:table-cell office:value-type="float" office:value="4.5974516212660584E-2" table:formula="of:=(([.AV3]-[.AU3])/[.AU3])" table:style-name="ce3">
            <text:p>0,045974516</text:p>
          </table:table-cell>
          <table:table-cell office:value-type="float" office:value="1.2594000608126829E-2" table:formula="of:=(([.AW3]-[.AV3])/[.AV3])" table:style-name="ce3">
            <text:p>0,012594001</text:p>
          </table:table-cell>
          <table:table-cell office:value-type="float" office:value="1.9796781450310105E-2" table:formula="of:=(([.AX3]-[.AW3])/[.AW3])" table:style-name="ce3">
            <text:p>0,019796781</text:p>
          </table:table-cell>
          <table:table-cell office:value-type="float" office:value="1.8406642871199877E-2" table:formula="of:=(([.AY3]-[.AX3])/[.AX3])" table:style-name="ce3">
            <text:p>0,018406643</text:p>
          </table:table-cell>
          <table:table-cell office:value-type="float" office:value="6.1565713025396325E-2" table:formula="of:=(([.AZ3]-[.AY3])/[.AY3])" table:style-name="ce3">
            <text:p>0,061565713</text:p>
          </table:table-cell>
          <table:table-cell office:value-type="float" office:value="4.8631410336213411E-2" table:formula="of:=(([.BA3]-[.AZ3])/[.AZ3])" table:style-name="ce3">
            <text:p>0,04863141</text:p>
          </table:table-cell>
          <table:table-cell office:value-type="float" office:value="6.1903361771860413E-2" table:formula="of:=(([.BB3]-[.BA3])/[.BA3])" table:style-name="ce3">
            <text:p>0,061903362</text:p>
          </table:table-cell>
          <table:table-cell office:value-type="float" office:value="1.1956726027946814E-2" table:formula="of:=(([.BC3]-[.BB3])/[.BB3])" table:style-name="ce3">
            <text:p>0,011956726</text:p>
          </table:table-cell>
          <table:table-cell office:value-type="float" office:value="3.742807757635825E-2" table:formula="of:=(([.BD3]-[.BC3])/[.BC3])" table:style-name="ce3">
            <text:p>0,037428078</text:p>
          </table:table-cell>
          <table:table-cell table:number-columns-repeated="16328"/>
        </table:table-row>
        <table:table-row table:style-name="ro1">
          <table:table-cell office:value-type="string" table:style-name="ce4">
            <text:p>Variacion anual IP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894099999999993" table:formula="of:=([.M2]-[.B2])/[.B2]" table:style-name="ce5">
            <text:p>0,208941</text:p>
          </table:table-cell>
          <table:table-cell office:value-type="float" office:value="0.2341871230740378" table:formula="of:=([.N2]-[.C2])/[.C2]" table:style-name="ce5">
            <text:p>0,234187123</text:p>
          </table:table-cell>
          <table:table-cell office:value-type="float" office:value="0.22354816802092325" table:formula="of:=([.O2]-[.D2])/[.D2]" table:style-name="ce5">
            <text:p>0,223548168</text:p>
          </table:table-cell>
          <table:table-cell office:value-type="float" office:value="0.22612450088318867" table:formula="of:=([.P2]-[.E2])/[.E2]" table:style-name="ce5">
            <text:p>0,226124501</text:p>
          </table:table-cell>
          <table:table-cell office:value-type="float" office:value="0.22410790995522706" table:formula="of:=([.Q2]-[.F2])/[.F2]" table:style-name="ce5">
            <text:p>0,22410791</text:p>
          </table:table-cell>
          <table:table-cell office:value-type="float" office:value="0.23969882501197246" table:formula="of:=([.R2]-[.G2])/[.G2]" table:style-name="ce5">
            <text:p>0,239698825</text:p>
          </table:table-cell>
          <table:table-cell office:value-type="float" office:value="0.24631342845126955" table:formula="of:=([.S2]-[.H2])/[.H2]" table:style-name="ce5">
            <text:p>0,246313428</text:p>
          </table:table-cell>
          <table:table-cell office:value-type="float" office:value="0.27333503628426642" table:formula="of:=([.T2]-[.I2])/[.I2]" table:style-name="ce5">
            <text:p>0,273335036</text:p>
          </table:table-cell>
          <table:table-cell office:value-type="float" office:value="0.28991177572227728" table:formula="of:=([.U2]-[.J2])/[.J2]" table:style-name="ce5">
            <text:p>0,289911776</text:p>
          </table:table-cell>
          <table:table-cell office:value-type="float" office:value="0.31542330984626032" table:formula="of:=([.V2]-[.K2])/[.K2]" table:style-name="ce5">
            <text:p>0,31542331</text:p>
          </table:table-cell>
          <table:table-cell office:value-type="float" office:value="0.38487345029435499" table:formula="of:=([.W2]-[.L2])/[.L2]" table:style-name="ce5">
            <text:p>0,38487345</text:p>
          </table:table-cell>
          <table:table-cell office:value-type="float" office:value="0.43807596896788176" table:formula="of:=([.X2]-[.M2])/[.M2]" table:style-name="ce5">
            <text:p>0,438075969</text:p>
          </table:table-cell>
          <table:table-cell office:value-type="float" office:value="0.43056737407149132" table:formula="of:=([.Y2]-[.N2])/[.N2]" table:style-name="ce5">
            <text:p>0,430567374</text:p>
          </table:table-cell>
          <table:table-cell office:value-type="float" office:value="0.44816387394529911" table:formula="of:=([.Z2]-[.O2])/[.O2]" table:style-name="ce5">
            <text:p>0,448163874</text:p>
          </table:table-cell>
          <table:table-cell office:value-type="float" office:value="0.45154434716669495" table:formula="of:=([.AA2]-[.P2])/[.P2]" table:style-name="ce5">
            <text:p>0,451544347</text:p>
          </table:table-cell>
          <table:table-cell office:value-type="float" office:value="0.47082832719613366" table:formula="of:=([.AB2]-[.Q2])/[.Q2]" table:style-name="ce5">
            <text:p>0,470828327</text:p>
          </table:table-cell>
          <table:table-cell office:value-type="float" office:value="0.50263549927704521" table:formula="of:=([.AC2]-[.R2])/[.R2]" table:style-name="ce5">
            <text:p>0,502635499</text:p>
          </table:table-cell>
          <table:table-cell office:value-type="float" office:value="0.52204398911018757" table:formula="of:=([.AD2]-[.S2])/[.S2]" table:style-name="ce5">
            <text:p>0,522043989</text:p>
          </table:table-cell>
          <table:table-cell office:value-type="float" office:value="0.50890676983445271" table:formula="of:=([.AE2]-[.T2])/[.T2]" table:style-name="ce5">
            <text:p>0,50890677</text:p>
          </table:table-cell>
          <table:table-cell office:value-type="float" office:value="0.50626216320251516" table:formula="of:=([.AF2]-[.U2])/[.U2]" table:style-name="ce5">
            <text:p>0,506262163</text:p>
          </table:table-cell>
          <table:table-cell office:value-type="float" office:value="0.47851808316690791" table:formula="of:=([.AG2]-[.V2])/[.V2]" table:style-name="ce5">
            <text:p>0,478518083</text:p>
          </table:table-cell>
          <table:table-cell office:value-type="float" office:value="0.44000524502040317" table:formula="of:=([.AH2]-[.W2])/[.W2]" table:style-name="ce5">
            <text:p>0,440005245</text:p>
          </table:table-cell>
          <table:table-cell office:value-type="float" office:value="0.45033703392886842" table:formula="of:=([.AI2]-[.X2])/[.X2]" table:style-name="ce5">
            <text:p>0,450337034</text:p>
          </table:table-cell>
          <table:table-cell office:value-type="float" office:value="0.45468729909379069" table:formula="of:=([.AJ2]-[.Y2])/[.Y2]" table:style-name="ce5">
            <text:p>0,454687299</text:p>
          </table:table-cell>
          <table:table-cell office:value-type="float" office:value="0.47224473885508222" table:formula="of:=([.AK2]-[.Z2])/[.Z2]" table:style-name="ce5">
            <text:p>0,472244739</text:p>
          </table:table-cell>
          <table:table-cell office:value-type="float" office:value="0.4867393598683612" table:formula="of:=([.AL2]-[.AA2])/[.AA2]" table:style-name="ce5">
            <text:p>0,48673936</text:p>
          </table:table-cell>
          <table:table-cell office:value-type="float" office:value="0.45901272002350796" table:formula="of:=([.AM2]-[.AB2])/[.AB2]" table:style-name="ce5">
            <text:p>0,45901272</text:p>
          </table:table-cell>
          <table:table-cell office:value-type="float" office:value="0.41779645902009022" table:formula="of:=([.AN2]-[.AC2])/[.AC2]" table:style-name="ce5">
            <text:p>0,417796459</text:p>
          </table:table-cell>
          <table:table-cell office:value-type="float" office:value="0.42260207138819156" table:formula="of:=([.AO2]-[.AD2])/[.AD2]" table:style-name="ce5">
            <text:p>0,422602071</text:p>
          </table:table-cell>
          <table:table-cell office:value-type="float" office:value="0.40007894762090346" table:formula="of:=([.AP2]-[.AE2])/[.AE2]" table:style-name="ce5">
            <text:p>0,400078948</text:p>
          </table:table-cell>
          <table:table-cell office:value-type="float" office:value="0.38502964019936731" table:formula="of:=([.AQ2]-[.AF2])/[.AF2]" table:style-name="ce5">
            <text:p>0,38502964</text:p>
          </table:table-cell>
          <table:table-cell office:value-type="float" office:value="0.38372504561331933" table:formula="of:=([.AR2]-[.AG2])/[.AG2]" table:style-name="ce5">
            <text:p>0,383725046</text:p>
          </table:table-cell>
          <table:table-cell office:value-type="float" office:value="0.35404849796627791" table:formula="of:=([.AS2]-[.AH2])/[.AH2]" table:style-name="ce5">
            <text:p>0,354048498</text:p>
          </table:table-cell>
          <table:table-cell office:value-type="float" office:value="0.31547915075340605" table:formula="of:=([.AT2]-[.AI2])/[.AI2]" table:style-name="ce5">
            <text:p>0,315479151</text:p>
          </table:table-cell>
          <table:table-cell office:value-type="float" office:value="0.31010287456174829" table:formula="of:=([.AU2]-[.AJ2])/[.AJ2]" table:style-name="ce5">
            <text:p>0,310102875</text:p>
          </table:table-cell>
          <table:table-cell office:value-type="float" office:value="0.30369986325797571" table:formula="of:=([.AV2]-[.AK2])/[.AK2]" table:style-name="ce5">
            <text:p>0,303699863</text:p>
          </table:table-cell>
          <table:table-cell office:value-type="float" office:value="0.2929131954014812" table:formula="of:=([.AW2]-[.AL2])/[.AL2]" table:style-name="ce5">
            <text:p>0,292913195</text:p>
          </table:table-cell>
          <table:table-cell office:value-type="float" office:value="0.31609825499064009" table:formula="of:=([.AX2]-[.AM2])/[.AM2]" table:style-name="ce5">
            <text:p>0,316098255</text:p>
          </table:table-cell>
          <table:table-cell office:value-type="float" office:value="0.33491946513469317" table:formula="of:=([.AY2]-[.AN2])/[.AN2]" table:style-name="ce5">
            <text:p>0,334919465</text:p>
          </table:table-cell>
          <table:table-cell office:value-type="float" office:value="0.33503911293284472" table:formula="of:=([.AZ2]-[.AO2])/[.AO2]" table:style-name="ce5">
            <text:p>0,335039113</text:p>
          </table:table-cell>
          <table:table-cell office:value-type="float" office:value="0.38507506812731529" table:formula="of:=([.BA2]-[.AP2])/[.AP2]" table:style-name="ce5">
            <text:p>0,385075068</text:p>
          </table:table-cell>
          <table:table-cell office:value-type="float" office:value="0.42046473682078833" table:formula="of:=([.BB2]-[.AQ2])/[.AQ2]" table:style-name="ce5">
            <text:p>0,420464737</text:p>
          </table:table-cell>
          <table:table-cell office:value-type="float" office:value="0.43884843137582252" table:formula="of:=([.BC2]-[.AR2])/[.AR2]" table:style-name="ce5">
            <text:p>0,438848431</text:p>
          </table:table-cell>
          <table:table-cell office:value-type="float" office:value="0.45898510315666552" table:formula="of:=([.BD2]-[.AS2])/[.AS2]" table:style-name="ce5">
            <text:p>0,458985103</text:p>
          </table:table-cell>
          <table:table-cell table:number-columns-repeated="16328"/>
        </table:table-row>
        <table:table-row table:style-name="ro1">
          <table:table-cell office:value-type="string" table:style-name="ce4">
            <text:p>Variacion anual RIP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6520796862660195" table:formula="of:=([.M3]-[.B3])/[.B3]" table:style-name="ce5">
            <text:p>0,265207969</text:p>
          </table:table-cell>
          <table:table-cell office:value-type="float" office:value="0.24957989301703087" table:formula="of:=([.N3]-[.C3])/[.C3]" table:style-name="ce5">
            <text:p>0,249579893</text:p>
          </table:table-cell>
          <table:table-cell office:value-type="float" office:value="0.25353872335513206" table:formula="of:=([.O3]-[.D3])/[.D3]" table:style-name="ce5">
            <text:p>0,253538723</text:p>
          </table:table-cell>
          <table:table-cell office:value-type="float" office:value="0.23130486756399241" table:formula="of:=([.P3]-[.E3])/[.E3]" table:style-name="ce5">
            <text:p>0,231304868</text:p>
          </table:table-cell>
          <table:table-cell office:value-type="float" office:value="0.23936658435807032" table:formula="of:=([.Q3]-[.F3])/[.F3]" table:style-name="ce5">
            <text:p>0,239366584</text:p>
          </table:table-cell>
          <table:table-cell office:value-type="float" office:value="0.25306448377289081" table:formula="of:=([.R3]-[.G3])/[.G3]" table:style-name="ce5">
            <text:p>0,253064484</text:p>
          </table:table-cell>
          <table:table-cell office:value-type="float" office:value="0.25005602902090251" table:formula="of:=([.S3]-[.H3])/[.H3]" table:style-name="ce5">
            <text:p>0,250056029</text:p>
          </table:table-cell>
          <table:table-cell office:value-type="float" office:value="0.20862079033303296" table:formula="of:=([.T3]-[.I3])/[.I3]" table:style-name="ce5">
            <text:p>0,20862079</text:p>
          </table:table-cell>
          <table:table-cell office:value-type="float" office:value="0.22604554902305316" table:formula="of:=([.U3]-[.J3])/[.J3]" table:style-name="ce5">
            <text:p>0,226045549</text:p>
          </table:table-cell>
          <table:table-cell office:value-type="float" office:value="0.23242833585624015" table:formula="of:=([.V3]-[.K3])/[.K3]" table:style-name="ce5">
            <text:p>0,232428336</text:p>
          </table:table-cell>
          <table:table-cell office:value-type="float" office:value="0.21978868154651127" table:formula="of:=([.W3]-[.L3])/[.L3]" table:style-name="ce5">
            <text:p>0,219788682</text:p>
          </table:table-cell>
          <table:table-cell office:value-type="float" office:value="0.26652641808771166" table:formula="of:=([.X3]-[.M3])/[.M3]" table:style-name="ce5">
            <text:p>0,266526418</text:p>
          </table:table-cell>
          <table:table-cell office:value-type="float" office:value="0.28258474257283467" table:formula="of:=([.Y3]-[.N3])/[.N3]" table:style-name="ce5">
            <text:p>0,282584743</text:p>
          </table:table-cell>
          <table:table-cell office:value-type="float" office:value="0.27515233118985982" table:formula="of:=([.Z3]-[.O3])/[.O3]" table:style-name="ce5">
            <text:p>0,275152331</text:p>
          </table:table-cell>
          <table:table-cell office:value-type="float" office:value="0.28870067368264546" table:formula="of:=([.AA3]-[.P3])/[.P3]" table:style-name="ce5">
            <text:p>0,288700674</text:p>
          </table:table-cell>
          <table:table-cell office:value-type="float" office:value="0.30853784387533473" table:formula="of:=([.AB3]-[.Q3])/[.Q3]" table:style-name="ce5">
            <text:p>0,308537844</text:p>
          </table:table-cell>
          <table:table-cell office:value-type="float" office:value="0.34743788994751901" table:formula="of:=([.AC3]-[.R3])/[.R3]" table:style-name="ce5">
            <text:p>0,34743789</text:p>
          </table:table-cell>
          <table:table-cell office:value-type="float" office:value="0.3517309336888127" table:formula="of:=([.AD3]-[.S3])/[.S3]" table:style-name="ce5">
            <text:p>0,351730934</text:p>
          </table:table-cell>
          <table:table-cell office:value-type="float" office:value="0.38221920851729763" table:formula="of:=([.AE3]-[.T3])/[.T3]" table:style-name="ce5">
            <text:p>0,382219209</text:p>
          </table:table-cell>
          <table:table-cell office:value-type="float" office:value="0.37314818728404314" table:formula="of:=([.AF3]-[.U3])/[.U3]" table:style-name="ce5">
            <text:p>0,373148187</text:p>
          </table:table-cell>
          <table:table-cell office:value-type="float" office:value="0.3974405035709962" table:formula="of:=([.AG3]-[.V3])/[.V3]" table:style-name="ce5">
            <text:p>0,397440504</text:p>
          </table:table-cell>
          <table:table-cell office:value-type="float" office:value="0.39872558809982106" table:formula="of:=([.AH3]-[.W3])/[.W3]" table:style-name="ce5">
            <text:p>0,398725588</text:p>
          </table:table-cell>
          <table:table-cell office:value-type="float" office:value="0.37192633952539478" table:formula="of:=([.AI3]-[.X3])/[.X3]" table:style-name="ce5">
            <text:p>0,37192634</text:p>
          </table:table-cell>
          <table:table-cell office:value-type="float" office:value="0.4179938222198506" table:formula="of:=([.AJ3]-[.Y3])/[.Y3]" table:style-name="ce5">
            <text:p>0,417993822</text:p>
          </table:table-cell>
          <table:table-cell office:value-type="float" office:value="0.41503063080797942" table:formula="of:=([.AK3]-[.Z3])/[.Z3]" table:style-name="ce5">
            <text:p>0,415030631</text:p>
          </table:table-cell>
          <table:table-cell office:value-type="float" office:value="0.40190055887312531" table:formula="of:=([.AL3]-[.AA3])/[.AA3]" table:style-name="ce5">
            <text:p>0,401900559</text:p>
          </table:table-cell>
          <table:table-cell office:value-type="float" office:value="0.44472892451831669" table:formula="of:=([.AM3]-[.AB3])/[.AB3]" table:style-name="ce5">
            <text:p>0,444728925</text:p>
          </table:table-cell>
          <table:table-cell office:value-type="float" office:value="0.45010406478891424" table:formula="of:=([.AN3]-[.AC3])/[.AC3]" table:style-name="ce5">
            <text:p>0,450104065</text:p>
          </table:table-cell>
          <table:table-cell office:value-type="float" office:value="0.43407748470364854" table:formula="of:=([.AO3]-[.AD3])/[.AD3]" table:style-name="ce5">
            <text:p>0,434077485</text:p>
          </table:table-cell>
          <table:table-cell office:value-type="float" office:value="0.39218070210302397" table:formula="of:=([.AP3]-[.AE3])/[.AE3]" table:style-name="ce5">
            <text:p>0,392180702</text:p>
          </table:table-cell>
          <table:table-cell office:value-type="float" office:value="0.37210527075187222" table:formula="of:=([.AQ3]-[.AF3])/[.AF3]" table:style-name="ce5">
            <text:p>0,372105271</text:p>
          </table:table-cell>
          <table:table-cell office:value-type="float" office:value="0.34813203495602779" table:formula="of:=([.AR3]-[.AG3])/[.AG3]" table:style-name="ce5">
            <text:p>0,348132035</text:p>
          </table:table-cell>
          <table:table-cell office:value-type="float" office:value="0.37075704633022938" table:formula="of:=([.AS3]-[.AH3])/[.AH3]" table:style-name="ce5">
            <text:p>0,370757046</text:p>
          </table:table-cell>
          <table:table-cell office:value-type="float" office:value="0.33597719523458491" table:formula="of:=([.AT3]-[.AI3])/[.AI3]" table:style-name="ce5">
            <text:p>0,335977195</text:p>
          </table:table-cell>
          <table:table-cell office:value-type="float" office:value="0.29425797210036636" table:formula="of:=([.AU3]-[.AJ3])/[.AJ3]" table:style-name="ce5">
            <text:p>0,294257972</text:p>
          </table:table-cell>
          <table:table-cell office:value-type="float" office:value="0.33266305287333625" table:formula="of:=([.AV3]-[.AK3])/[.AK3]" table:style-name="ce5">
            <text:p>0,332663053</text:p>
          </table:table-cell>
          <table:table-cell office:value-type="float" office:value="0.32269604047094536" table:formula="of:=([.AW3]-[.AL3])/[.AL3]" table:style-name="ce5">
            <text:p>0,32269604</text:p>
          </table:table-cell>
          <table:table-cell office:value-type="float" office:value="0.26002667032973875" table:formula="of:=([.AX3]-[.AM3])/[.AM3]" table:style-name="ce5">
            <text:p>0,26002667</text:p>
          </table:table-cell>
          <table:table-cell office:value-type="float" office:value="0.20774948316502159" table:formula="of:=([.AY3]-[.AN3])/[.AN3]" table:style-name="ce5">
            <text:p>0,207749483</text:p>
          </table:table-cell>
          <table:table-cell office:value-type="float" office:value="0.27114057566297867" table:formula="of:=([.AZ3]-[.AO3])/[.AO3]" table:style-name="ce5">
            <text:p>0,271140576</text:p>
          </table:table-cell>
          <table:table-cell office:value-type="float" office:value="0.33102083147881972" table:formula="of:=([.BA3]-[.AP3])/[.AP3]" table:style-name="ce5">
            <text:p>0,331020831</text:p>
          </table:table-cell>
          <table:table-cell office:value-type="float" office:value="0.41088210396807451" table:formula="of:=([.BB3]-[.AQ3])/[.AQ3]" table:style-name="ce5">
            <text:p>0,410882104</text:p>
          </table:table-cell>
          <table:table-cell office:value-type="float" office:value="0.39585017150735069" table:formula="of:=([.BC3]-[.AR3])/[.AR3]" table:style-name="ce5">
            <text:p>0,395850172</text:p>
          </table:table-cell>
          <table:table-cell office:value-type="float" office:value="0.3982929997470242" table:formula="of:=([.BD3]-[.AS3])/[.AS3]" table:style-name="ce5">
            <text:p>0,398293</text:p>
          </table:table-cell>
          <table:table-cell table:number-columns-repeated="163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Promedio variacion mensual</text:p>
          </table:table-cell>
          <table:table-cell office:value-type="float" office:value="0" table:formula="of:=([.B4]+[.B5])/2" table:style-name="ce3">
            <text:p>0</text:p>
          </table:table-cell>
          <table:table-cell office:value-type="float" office:value="1.5218155561054691E-2" table:formula="of:=([.C4]+[.C5])/2" table:style-name="ce3">
            <text:p>0,015218156</text:p>
          </table:table-cell>
          <table:table-cell office:value-type="float" office:value="2.2644938008190854E-2" table:formula="of:=([.D4]+[.D5])/2" table:style-name="ce3">
            <text:p>0,022644938</text:p>
          </table:table-cell>
          <table:table-cell office:value-type="float" office:value="3.0497173863351355E-2" table:formula="of:=([.E4]+[.E5])/2" table:style-name="ce3">
            <text:p>0,030497174</text:p>
          </table:table-cell>
          <table:table-cell office:value-type="float" office:value="2.1358618815028041E-2" table:formula="of:=([.F4]+[.F5])/2" table:style-name="ce3">
            <text:p>0,021358619</text:p>
          </table:table-cell>
          <table:table-cell office:value-type="float" office:value="1.4791841675119878E-2" table:formula="of:=([.G4]+[.G5])/2" table:style-name="ce3">
            <text:p>0,014791842</text:p>
          </table:table-cell>
          <table:table-cell office:value-type="float" office:value="1.6494600991063688E-2" table:formula="of:=([.H4]+[.H5])/2" table:style-name="ce3">
            <text:p>0,016494601</text:p>
          </table:table-cell>
          <table:table-cell office:value-type="float" office:value="3.030949643786926E-2" table:formula="of:=([.I4]+[.I5])/2" table:style-name="ce3">
            <text:p>0,030309496</text:p>
          </table:table-cell>
          <table:table-cell office:value-type="float" office:value="1.1700778004156009E-2" table:formula="of:=([.J4]+[.J5])/2" table:style-name="ce3">
            <text:p>0,011700778</text:p>
          </table:table-cell>
          <table:table-cell office:value-type="float" office:value="1.9042495466913986E-2" table:formula="of:=([.K4]+[.K5])/2" table:style-name="ce3">
            <text:p>0,019042495</text:p>
          </table:table-cell>
          <table:table-cell office:value-type="float" office:value="2.0562719926484015E-2" table:formula="of:=([.L4]+[.L5])/2" table:style-name="ce3">
            <text:p>0,02056272</text:p>
          </table:table-cell>
          <table:table-cell office:value-type="float" office:value="1.2298871730476901E-2" table:formula="of:=([.M4]+[.M5])/2" table:style-name="ce3">
            <text:p>0,012298872</text:p>
          </table:table-cell>
          <table:table-cell office:value-type="float" office:value="1.9513697126169034E-2" table:formula="of:=([.N4]+[.N5])/2" table:style-name="ce3">
            <text:p>0,019513697</text:p>
          </table:table-cell>
          <table:table-cell office:value-type="float" office:value="1.9845455666910317E-2" table:formula="of:=([.O4]+[.O5])/2" table:style-name="ce3">
            <text:p>0,019845456</text:p>
          </table:table-cell>
          <table:table-cell office:value-type="float" office:value="2.2375179899840281E-2" table:formula="of:=([.P4]+[.P5])/2" table:style-name="ce3">
            <text:p>0,02237518</text:p>
          </table:table-cell>
          <table:table-cell office:value-type="float" office:value="2.384188973365306E-2" table:formula="of:=([.Q4]+[.Q5])/2" table:style-name="ce3">
            <text:p>0,02384189</text:p>
          </table:table-cell>
          <table:table-cell office:value-type="float" office:value="2.6860577284772855E-2" table:formula="of:=([.R4]+[.R5])/2" table:style-name="ce3">
            <text:p>0,026860577</text:p>
          </table:table-cell>
          <table:table-cell office:value-type="float" office:value="1.7976093052483537E-2" table:formula="of:=([.S4]+[.S5])/2" table:style-name="ce3">
            <text:p>0,017976093</text:p>
          </table:table-cell>
          <table:table-cell office:value-type="float" office:value="2.4043447200613327E-2" table:formula="of:=([.T4]+[.T5])/2" table:style-name="ce3">
            <text:p>0,024043447</text:p>
          </table:table-cell>
          <table:table-cell office:value-type="float" office:value="2.5576848026015106E-2" table:formula="of:=([.U4]+[.U5])/2" table:style-name="ce3">
            <text:p>0,025576848</text:p>
          </table:table-cell>
          <table:table-cell office:value-type="float" office:value="3.1782392119308223E-2" table:formula="of:=([.V4]+[.V5])/2" table:style-name="ce3">
            <text:p>0,031782392</text:p>
          </table:table-cell>
          <table:table-cell office:value-type="float" office:value="4.2031951559262218E-2" table:formula="of:=([.W4]+[.W5])/2" table:style-name="ce3">
            <text:p>0,042031952</text:p>
          </table:table-cell>
          <table:table-cell office:value-type="float" office:value="5.1137275065785991E-2" table:formula="of:=([.X4]+[.X5])/2" table:style-name="ce3">
            <text:p>0,051137275</text:p>
          </table:table-cell>
          <table:table-cell office:value-type="float" office:value="2.3183112700310933E-2" table:formula="of:=([.Y4]+[.Y5])/2" table:style-name="ce3">
            <text:p>0,023183113</text:p>
          </table:table-cell>
          <table:table-cell office:value-type="float" office:value="2.3126144886860781E-2" table:formula="of:=([.Z4]+[.Z5])/2" table:style-name="ce3">
            <text:p>0,023126145</text:p>
          </table:table-cell>
          <table:table-cell office:value-type="float" office:value="2.8985576795840254E-2" table:formula="of:=([.AA4]+[.AA5])/2" table:style-name="ce3">
            <text:p>0,028985577</text:p>
          </table:table-cell>
          <table:table-cell office:value-type="float" office:value="3.8522063286501589E-2" table:formula="of:=([.AB4]+[.AB5])/2" table:style-name="ce3">
            <text:p>0,038522063</text:p>
          </table:table-cell>
          <table:table-cell office:value-type="float" office:value="5.3231450264421207E-2" table:formula="of:=([.AC4]+[.AC5])/2" table:style-name="ce3">
            <text:p>0,05323145</text:p>
          </table:table-cell>
          <table:table-cell office:value-type="float" office:value="2.6178420046774512E-2" table:formula="of:=([.AD4]+[.AD5])/2" table:style-name="ce3">
            <text:p>0,02617842</text:p>
          </table:table-cell>
          <table:table-cell office:value-type="float" office:value="3.093559475325644E-2" table:formula="of:=([.AE4]+[.AE5])/2" table:style-name="ce3">
            <text:p>0,030935595</text:p>
          </table:table-cell>
          <table:table-cell office:value-type="float" office:value="2.131864513161047E-2" table:formula="of:=([.AF4]+[.AF5])/2" table:style-name="ce3">
            <text:p>0,021318645</text:p>
          </table:table-cell>
          <table:table-cell office:value-type="float" office:value="3.1247192465793851E-2" table:formula="of:=([.AG4]+[.AG5])/2" table:style-name="ce3">
            <text:p>0,031247192</text:p>
          </table:table-cell>
          <table:table-cell office:value-type="float" office:value="2.8609892512617703E-2" table:formula="of:=([.AH4]+[.AH5])/2" table:style-name="ce3">
            <text:p>0,028609893</text:p>
          </table:table-cell>
          <table:table-cell office:value-type="float" office:value="4.4830562360390458E-2" table:formula="of:=([.AI4]+[.AI5])/2" table:style-name="ce3">
            <text:p>0,044830562</text:p>
          </table:table-cell>
          <table:table-cell office:value-type="float" office:value="4.1808990012769526E-2" table:formula="of:=([.AJ4]+[.AJ5])/2" table:style-name="ce3">
            <text:p>0,04180899</text:p>
          </table:table-cell>
          <table:table-cell office:value-type="float" office:value="2.8268055386896349E-2" table:formula="of:=([.AK4]+[.AK5])/2" table:style-name="ce3">
            <text:p>0,028268055</text:p>
          </table:table-cell>
          <table:table-cell office:value-type="float" office:value="2.9269315981184405E-2" table:formula="of:=([.AL4]+[.AL5])/2" table:style-name="ce3">
            <text:p>0,029269316</text:p>
          </table:table-cell>
          <table:table-cell office:value-type="float" office:value="4.4708165094201356E-2" table:formula="of:=([.AM4]+[.AM5])/2" table:style-name="ce3">
            <text:p>0,044708165</text:p>
          </table:table-cell>
          <table:table-cell office:value-type="float" office:value="4.0399159441456084E-2" table:formula="of:=([.AN4]+[.AN5])/2" table:style-name="ce3">
            <text:p>0,040399159</text:p>
          </table:table-cell>
          <table:table-cell office:value-type="float" office:value="2.2292210046660939E-2" table:formula="of:=([.AO4]+[.AO5])/2" table:style-name="ce3">
            <text:p>0,02229221</text:p>
          </table:table-cell>
          <table:table-cell office:value-type="float" office:value="7.7106627140968104E-3" table:formula="of:=([.AP4]+[.AP5])/2" table:style-name="ce3">
            <text:p>0,007710663</text:p>
          </table:table-cell>
          <table:table-cell office:value-type="float" office:value="8.4747755175287546E-3" table:formula="of:=([.AQ4]+[.AQ5])/2" table:style-name="ce3">
            <text:p>0,008474776</text:p>
          </table:table-cell>
          <table:table-cell office:value-type="float" office:value="2.1671642536602771E-2" table:formula="of:=([.AR4]+[.AR5])/2" table:style-name="ce3">
            <text:p>0,021671643</text:p>
          </table:table-cell>
          <table:table-cell office:value-type="float" office:value="2.601816696478685E-2" table:formula="of:=([.AS4]+[.AS5])/2" table:style-name="ce3">
            <text:p>0,026018167</text:p>
          </table:table-cell>
          <table:table-cell office:value-type="float" office:value="1.6674122413406173E-2" table:formula="of:=([.AT4]+[.AT5])/2" table:style-name="ce3">
            <text:p>0,016674122</text:p>
          </table:table-cell>
          <table:table-cell office:value-type="float" office:value="2.3280065554068571E-2" table:formula="of:=([.AU4]+[.AU5])/2" table:style-name="ce3">
            <text:p>0,023280066</text:p>
          </table:table-cell>
          <table:table-cell office:value-type="float" office:value="4.0796481871517951E-2" table:formula="of:=([.AV4]+[.AV5])/2" table:style-name="ce3">
            <text:p>0,040796482</text:p>
          </table:table-cell>
          <table:table-cell office:value-type="float" office:value="2.1158728743885701E-2" table:formula="of:=([.AW4]+[.AW5])/2" table:style-name="ce3">
            <text:p>0,021158729</text:p>
          </table:table-cell>
          <table:table-cell office:value-type="float" office:value="2.8483237815460062E-2" table:formula="of:=([.AX4]+[.AX5])/2" table:style-name="ce3">
            <text:p>0,028483238</text:p>
          </table:table-cell>
          <table:table-cell office:value-type="float" office:value="2.5639705189827156E-2" table:formula="of:=([.AY4]+[.AY5])/2" table:style-name="ce3">
            <text:p>0,025639705</text:p>
          </table:table-cell>
          <table:table-cell office:value-type="float" office:value="4.8808489887748968E-2" table:formula="of:=([.AZ4]+[.AZ5])/2" table:style-name="ce3">
            <text:p>0,04880849</text:p>
          </table:table-cell>
          <table:table-cell office:value-type="float" office:value="5.029991674056998E-2" table:formula="of:=([.BA4]+[.BA5])/2" table:style-name="ce3">
            <text:p>0,050299917</text:p>
          </table:table-cell>
          <table:table-cell office:value-type="float" office:value="5.149761060880477E-2" table:formula="of:=([.BB4]+[.BB5])/2" table:style-name="ce3">
            <text:p>0,051497611</text:p>
          </table:table-cell>
          <table:table-cell office:value-type="float" office:value="2.2826350830097309E-2" table:formula="of:=([.BC4]+[.BC5])/2" table:style-name="ce3">
            <text:p>0,022826351</text:p>
          </table:table-cell>
          <table:table-cell office:value-type="float" office:value="3.4036763497539493E-2" table:formula="of:=([.BD4]+[.BD5])/2" table:style-name="ce3">
            <text:p>0,034036763</text:p>
          </table:table-cell>
          <table:table-cell table:number-columns-repeated="16328"/>
        </table:table-row>
        <table:table-row table:style-name="ro1">
          <table:table-cell office:value-type="string" table:style-name="ce4">
            <text:p>Promedio variacion anual</text:p>
          </table:table-cell>
          <table:table-cell office:value-type="float" office:value="0" table:formula="of:=([.B6]+[.B7])/2" table:style-name="ce5">
            <text:p>0</text:p>
          </table:table-cell>
          <table:table-cell office:value-type="float" office:value="0" table:formula="of:=([.C6]+[.C7])/2" table:style-name="ce5">
            <text:p>0</text:p>
          </table:table-cell>
          <table:table-cell office:value-type="float" office:value="0" table:formula="of:=([.D6]+[.D7])/2" table:style-name="ce5">
            <text:p>0</text:p>
          </table:table-cell>
          <table:table-cell office:value-type="float" office:value="0" table:formula="of:=([.E6]+[.E7])/2" table:style-name="ce5">
            <text:p>0</text:p>
          </table:table-cell>
          <table:table-cell office:value-type="float" office:value="0" table:formula="of:=([.F6]+[.F7])/2" table:style-name="ce5">
            <text:p>0</text:p>
          </table:table-cell>
          <table:table-cell office:value-type="float" office:value="0" table:formula="of:=([.G6]+[.G7])/2" table:style-name="ce5">
            <text:p>0</text:p>
          </table:table-cell>
          <table:table-cell office:value-type="float" office:value="0" table:formula="of:=([.H6]+[.H7])/2" table:style-name="ce5">
            <text:p>0</text:p>
          </table:table-cell>
          <table:table-cell office:value-type="float" office:value="0" table:formula="of:=([.I6]+[.I7])/2" table:style-name="ce5">
            <text:p>0</text:p>
          </table:table-cell>
          <table:table-cell office:value-type="float" office:value="0" table:formula="of:=([.J6]+[.J7])/2" table:style-name="ce5">
            <text:p>0</text:p>
          </table:table-cell>
          <table:table-cell office:value-type="float" office:value="0" table:formula="of:=([.K6]+[.K7])/2" table:style-name="ce5">
            <text:p>0</text:p>
          </table:table-cell>
          <table:table-cell office:value-type="float" office:value="0" table:formula="of:=([.L6]+[.L7])/2" table:style-name="ce5">
            <text:p>0</text:p>
          </table:table-cell>
          <table:table-cell office:value-type="float" office:value="0.23707448431330094" table:formula="of:=([.M6]+[.M7])/2" table:style-name="ce5">
            <text:p>0,237074484</text:p>
          </table:table-cell>
          <table:table-cell office:value-type="float" office:value="0.24188350804553432" table:formula="of:=([.N6]+[.N7])/2" table:style-name="ce5">
            <text:p>0,241883508</text:p>
          </table:table-cell>
          <table:table-cell office:value-type="float" office:value="0.23854344568802766" table:formula="of:=([.O6]+[.O7])/2" table:style-name="ce5">
            <text:p>0,238543446</text:p>
          </table:table-cell>
          <table:table-cell office:value-type="float" office:value="0.22871468422359054" table:formula="of:=([.P6]+[.P7])/2" table:style-name="ce5">
            <text:p>0,228714684</text:p>
          </table:table-cell>
          <table:table-cell office:value-type="float" office:value="0.23173724715664867" table:formula="of:=([.Q6]+[.Q7])/2" table:style-name="ce5">
            <text:p>0,231737247</text:p>
          </table:table-cell>
          <table:table-cell office:value-type="float" office:value="0.24638165439243165" table:formula="of:=([.R6]+[.R7])/2" table:style-name="ce5">
            <text:p>0,246381654</text:p>
          </table:table-cell>
          <table:table-cell office:value-type="float" office:value="0.24818472873608605" table:formula="of:=([.S6]+[.S7])/2" table:style-name="ce5">
            <text:p>0,248184729</text:p>
          </table:table-cell>
          <table:table-cell office:value-type="float" office:value="0.2409779133086497" table:formula="of:=([.T6]+[.T7])/2" table:style-name="ce5">
            <text:p>0,240977913</text:p>
          </table:table-cell>
          <table:table-cell office:value-type="float" office:value="0.2579786623726652" table:formula="of:=([.U6]+[.U7])/2" table:style-name="ce5">
            <text:p>0,257978662</text:p>
          </table:table-cell>
          <table:table-cell office:value-type="float" office:value="0.27392582285125022" table:formula="of:=([.V6]+[.V7])/2" table:style-name="ce5">
            <text:p>0,273925823</text:p>
          </table:table-cell>
          <table:table-cell office:value-type="float" office:value="0.30233106592043313" table:formula="of:=([.W6]+[.W7])/2" table:style-name="ce5">
            <text:p>0,302331066</text:p>
          </table:table-cell>
          <table:table-cell office:value-type="float" office:value="0.35230119352779671" table:formula="of:=([.X6]+[.X7])/2" table:style-name="ce5">
            <text:p>0,352301194</text:p>
          </table:table-cell>
          <table:table-cell office:value-type="float" office:value="0.35657605832216299" table:formula="of:=([.Y6]+[.Y7])/2" table:style-name="ce5">
            <text:p>0,356576058</text:p>
          </table:table-cell>
          <table:table-cell office:value-type="float" office:value="0.36165810256757946" table:formula="of:=([.Z6]+[.Z7])/2" table:style-name="ce5">
            <text:p>0,361658103</text:p>
          </table:table-cell>
          <table:table-cell office:value-type="float" office:value="0.3701225104246702" table:formula="of:=([.AA6]+[.AA7])/2" table:style-name="ce5">
            <text:p>0,37012251</text:p>
          </table:table-cell>
          <table:table-cell office:value-type="float" office:value="0.38968308553573416" table:formula="of:=([.AB6]+[.AB7])/2" table:style-name="ce5">
            <text:p>0,389683086</text:p>
          </table:table-cell>
          <table:table-cell office:value-type="float" office:value="0.42503669461228211" table:formula="of:=([.AC6]+[.AC7])/2" table:style-name="ce5">
            <text:p>0,425036695</text:p>
          </table:table-cell>
          <table:table-cell office:value-type="float" office:value="0.43688746139950013" table:formula="of:=([.AD6]+[.AD7])/2" table:style-name="ce5">
            <text:p>0,436887461</text:p>
          </table:table-cell>
          <table:table-cell office:value-type="float" office:value="0.44556298917587517" table:formula="of:=([.AE6]+[.AE7])/2" table:style-name="ce5">
            <text:p>0,445562989</text:p>
          </table:table-cell>
          <table:table-cell office:value-type="float" office:value="0.43970517524327912" table:formula="of:=([.AF6]+[.AF7])/2" table:style-name="ce5">
            <text:p>0,439705175</text:p>
          </table:table-cell>
          <table:table-cell office:value-type="float" office:value="0.43797929336895203" table:formula="of:=([.AG6]+[.AG7])/2" table:style-name="ce5">
            <text:p>0,437979293</text:p>
          </table:table-cell>
          <table:table-cell office:value-type="float" office:value="0.41936541656011211" table:formula="of:=([.AH6]+[.AH7])/2" table:style-name="ce5">
            <text:p>0,419365417</text:p>
          </table:table-cell>
          <table:table-cell office:value-type="float" office:value="0.41113168672713163" table:formula="of:=([.AI6]+[.AI7])/2" table:style-name="ce5">
            <text:p>0,411131687</text:p>
          </table:table-cell>
          <table:table-cell office:value-type="float" office:value="0.43634056065682064" table:formula="of:=([.AJ6]+[.AJ7])/2" table:style-name="ce5">
            <text:p>0,436340561</text:p>
          </table:table-cell>
          <table:table-cell office:value-type="float" office:value="0.44363768483153082" table:formula="of:=([.AK6]+[.AK7])/2" table:style-name="ce5">
            <text:p>0,443637685</text:p>
          </table:table-cell>
          <table:table-cell office:value-type="float" office:value="0.44431995937074326" table:formula="of:=([.AL6]+[.AL7])/2" table:style-name="ce5">
            <text:p>0,444319959</text:p>
          </table:table-cell>
          <table:table-cell office:value-type="float" office:value="0.45187082227091235" table:formula="of:=([.AM6]+[.AM7])/2" table:style-name="ce5">
            <text:p>0,451870822</text:p>
          </table:table-cell>
          <table:table-cell office:value-type="float" office:value="0.43395026190450225" table:formula="of:=([.AN6]+[.AN7])/2" table:style-name="ce5">
            <text:p>0,433950262</text:p>
          </table:table-cell>
          <table:table-cell office:value-type="float" office:value="0.42833977804592005" table:formula="of:=([.AO6]+[.AO7])/2" table:style-name="ce5">
            <text:p>0,428339778</text:p>
          </table:table-cell>
          <table:table-cell office:value-type="float" office:value="0.39612982486196369" table:formula="of:=([.AP6]+[.AP7])/2" table:style-name="ce5">
            <text:p>0,396129825</text:p>
          </table:table-cell>
          <table:table-cell office:value-type="float" office:value="0.37856745547561976" table:formula="of:=([.AQ6]+[.AQ7])/2" table:style-name="ce5">
            <text:p>0,378567455</text:p>
          </table:table-cell>
          <table:table-cell office:value-type="float" office:value="0.36592854028467359" table:formula="of:=([.AR6]+[.AR7])/2" table:style-name="ce5">
            <text:p>0,36592854</text:p>
          </table:table-cell>
          <table:table-cell office:value-type="float" office:value="0.36240277214825367" table:formula="of:=([.AS6]+[.AS7])/2" table:style-name="ce5">
            <text:p>0,362402772</text:p>
          </table:table-cell>
          <table:table-cell office:value-type="float" office:value="0.32572817299399548" table:formula="of:=([.AT6]+[.AT7])/2" table:style-name="ce5">
            <text:p>0,325728173</text:p>
          </table:table-cell>
          <table:table-cell office:value-type="float" office:value="0.30218042333105732" table:formula="of:=([.AU6]+[.AU7])/2" table:style-name="ce5">
            <text:p>0,302180423</text:p>
          </table:table-cell>
          <table:table-cell office:value-type="float" office:value="0.31818145806565601" table:formula="of:=([.AV6]+[.AV7])/2" table:style-name="ce5">
            <text:p>0,318181458</text:p>
          </table:table-cell>
          <table:table-cell office:value-type="float" office:value="0.30780461793621328" table:formula="of:=([.AW6]+[.AW7])/2" table:style-name="ce5">
            <text:p>0,307804618</text:p>
          </table:table-cell>
          <table:table-cell office:value-type="float" office:value="0.28806246266018942" table:formula="of:=([.AX6]+[.AX7])/2" table:style-name="ce5">
            <text:p>0,288062463</text:p>
          </table:table-cell>
          <table:table-cell office:value-type="float" office:value="0.2713344741498574" table:formula="of:=([.AY6]+[.AY7])/2" table:style-name="ce5">
            <text:p>0,271334474</text:p>
          </table:table-cell>
          <table:table-cell office:value-type="float" office:value="0.30308984429791169" table:formula="of:=([.AZ6]+[.AZ7])/2" table:style-name="ce5">
            <text:p>0,303089844</text:p>
          </table:table-cell>
          <table:table-cell office:value-type="float" office:value="0.35804794980306753" table:formula="of:=([.BA6]+[.BA7])/2" table:style-name="ce5">
            <text:p>0,35804795</text:p>
          </table:table-cell>
          <table:table-cell office:value-type="float" office:value="0.41567342039443145" table:formula="of:=([.BB6]+[.BB7])/2" table:style-name="ce5">
            <text:p>0,41567342</text:p>
          </table:table-cell>
          <table:table-cell office:value-type="float" office:value="0.41734930144158661" table:formula="of:=([.BC6]+[.BC7])/2" table:style-name="ce5">
            <text:p>0,417349301</text:p>
          </table:table-cell>
          <table:table-cell office:value-type="float" office:value="0.42863905145184489" table:formula="of:=([.BD6]+[.BD7])/2" table:style-name="ce5">
            <text:p>0,428639051</text:p>
          </table:table-cell>
          <table:table-cell table:number-columns-repeated="163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echa</text:p>
          </table:table-cell>
          <table:table-cell office:value-type="string" table:style-name="ce1">
            <text:p>Costo con mes?</text:p>
          </table:table-cell>
          <table:table-cell office:value-type="string" table:style-name="ce1">
            <text:p>Costo ajuste anual</text:p>
          </table:table-cell>
          <table:table-cell table:number-columns-repeated="16381" table:style-name="ce10"/>
        </table:table-row>
        <table:table-row table:style-name="ro1">
          <table:table-cell office:value-type="date" office:date-value="2017-04-01T00:00:00" table:style-name="ce2">
            <text:p>01/04/17</text:p>
          </table:table-cell>
          <table:table-cell office:value-type="float" office:value="20000" table:style-name="ce3">
            <text:p>20000</text:p>
          </table:table-cell>
          <table:table-cell office:value-type="float" office:value="20000" table:style-name="ce3">
            <text:p>20000</text:p>
          </table:table-cell>
          <table:table-cell table:number-columns-repeated="16381" table:style-name="ce10"/>
        </table:table-row>
        <table:table-row table:style-name="ro1">
          <table:table-cell office:value-type="date" office:date-value="2018-04-01T00:00:00" table:style-name="ce2">
            <text:p>01/04/18</text:p>
          </table:table-cell>
          <table:table-cell office:value-type="float" office:value="20537.211545695456" table:formula="of:=[.B15]*(1+[.R10])" table:style-name="ce3">
            <text:p>20537,21155</text:p>
          </table:table-cell>
          <table:table-cell office:value-type="float" office:value="24634.744943132977" table:formula="of:=[.C15]*(1+[.Q11])" table:style-name="ce3">
            <text:p>24634,74494</text:p>
          </table:table-cell>
          <table:table-cell table:number-columns-repeated="16381" table:style-name="ce10"/>
        </table:table-row>
        <table:table-row table:style-name="ro1">
          <table:table-cell office:value-type="date" office:date-value="2019-04-01T00:00:00" table:style-name="ce2">
            <text:p>01/04/19</text:p>
          </table:table-cell>
          <table:table-cell office:value-type="float" office:value="21074.84329612814" table:formula="of:=[.B16]*(1+[.AD10])" table:style-name="ce3">
            <text:p>21074,8433</text:p>
          </table:table-cell>
          <table:table-cell office:value-type="float" office:value="35105.415506378849" table:formula="of:=[.C16]*(1+[.AC11])" table:style-name="ce3">
            <text:p>35105,41551</text:p>
          </table:table-cell>
          <table:table-cell table:number-columns-repeated="16381"/>
        </table:table-row>
        <table:table-row table:style-name="ro1">
          <table:table-cell office:value-type="date" office:date-value="2020-04-01T00:00:00" table:style-name="ce2">
            <text:p>01/04/20</text:p>
          </table:table-cell>
          <table:table-cell office:value-type="float" office:value="21237.34430453703" table:formula="of:=[.B17]*(1+[.AP10])" table:style-name="ce3">
            <text:p>21237,3443</text:p>
          </table:table-cell>
          <table:table-cell office:value-type="float" office:value="50142.461392590965" table:formula="of:=[.C17]*(1+[.AO11])" table:style-name="ce3">
            <text:p>50142,46139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22">
      <number:month number:textual="true"/>
      <number:text>-</number:text>
      <number:year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lucas soria</dc:creator>
    <meta:creation-date>2021-08-10T17:02:06Z</meta:creation-date>
    <dc:date>2021-08-17T17:57:23Z</dc:date>
    <meta:editing-cycles>3</meta:editing-cycles>
    <meta:editing-duration>PT26245S</meta:editing-duration>
  </office:meta>
</office:document-meta>
</file>